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'Courier New', 'DejaVu Sans Mono', 'Bitstream Vera Sans Mono', monospace"/>
    <style:font-face style:name="Source Sans Pro" svg:font-family="'Source Sans Pro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37cm" loext:contextual-spacing="false" fo:text-align="center" style:justify-single-word="false" fo:orphans="2" fo:widows="2" fo:text-indent="0cm" style:auto-text-indent="false" fo:padding="0cm" fo:border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.3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style:font-name="inherit" fo:letter-spacing="normal" fo:font-style="normal" fo:font-weight="normal" loext:padding="0cm" loext:border="none"/>
    </style:style>
    <style:style style:name="P5" style:family="paragraph" style:parent-style-name="Horizontal_20_Line">
      <style:paragraph-properties fo:margin-top="0cm" fo:margin-bottom="0cm" loext:contextual-spacing="false" fo:orphans="2" fo:widows="2"/>
    </style:style>
    <style:style style:name="P6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inherit" fo:font-size="12pt" fo:letter-spacing="normal" fo:font-style="italic" fo:font-weight="normal" fo:background-color="#f1f1f1" loext:padding="0cm" loext:border="none"/>
    </style:style>
    <style:style style:name="P7" style:family="paragraph" style:parent-style-name="Quotations">
      <style:paragraph-properties fo:margin-left="1cm" fo:margin-right="1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8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fo:letter-spacing="normal" fo:background-color="#f1f1f1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66666" style:font-name="Source Sans Pro" fo:letter-spacing="normal" fo:font-style="normal" fo:font-weight="normal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66666" style:font-name="Source Sans Pro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8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9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4" style:family="paragraph" style:parent-style-name="Text_20_body" style:list-style-name="L1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1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1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1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15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16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17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18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19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20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2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2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6" style:family="paragraph" style:parent-style-name="Text_20_body" style:list-style-name="L2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7" style:family="paragraph" style:parent-style-name="Text_20_body" style:list-style-name="L2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8" style:family="paragraph" style:parent-style-name="Text_20_body" style:list-style-name="L25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9" style:family="paragraph" style:parent-style-name="Text_20_body" style:list-style-name="L26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0" style:family="paragraph" style:parent-style-name="Text_20_body" style:list-style-name="L27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1" style:family="paragraph" style:parent-style-name="Text_20_body" style:list-style-name="L28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2" style:family="paragraph" style:parent-style-name="Text_20_body" style:list-style-name="L29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3" style:family="paragraph" style:parent-style-name="Text_20_body" style:list-style-name="L30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4" style:family="paragraph" style:parent-style-name="Text_20_body" style:list-style-name="L3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5" style:family="paragraph" style:parent-style-name="Text_20_body" style:list-style-name="L3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text-transform="uppercase" fo:color="#aaaaaa" style:font-name="Source Sans Pro" fo:letter-spacing="normal" fo:font-style="normal" fo:font-weight="normal"/>
    </style:style>
    <style:style style:name="T2" style:family="text">
      <style:text-properties fo:text-transform="uppercase" fo:color="#aaaaaa" style:font-name="Source Sans Pro" fo:letter-spacing="normal" fo:font-style="normal" fo:font-weight="normal" loext:padding="0cm" loext:border="none"/>
    </style:style>
    <style:style style:name="T3" style:family="text">
      <style:text-properties fo:text-transform="uppercase" fo:color="#3b8dbd" style:text-line-through-style="none" style:text-line-through-type="none" style:font-name="Source Sans Pro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style:font-name="inherit" fo:font-size="12pt" fo:font-style="italic" fo:font-weight="normal"/>
    </style:style>
    <style:style style:name="T5" style:family="text">
      <style:text-properties fo:font-variant="normal" fo:text-transform="none" fo:color="#666666" style:font-name="Source Sans Pr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66666" style:font-name="inheri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666666" style:font-name="inherit" fo:letter-spacing="normal" fo:font-style="italic" fo:font-weight="bold" loext:padding="0cm" loext:border="none"/>
    </style:style>
    <style:style style:name="T8" style:family="text">
      <style:text-properties fo:font-variant="normal" fo:text-transform="none" fo:color="#666666" style:font-name="inheri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666666" style:font-name="Monaco" fo:letter-spacing="normal" fo:font-style="normal" fo:font-weight="bold" fo:background-color="#eeeeee" loext:char-shading-value="0" loext:padding="0cm" loext:border="none"/>
    </style:style>
    <style:style style:name="T10" style:family="text">
      <style:text-properties fo:font-variant="normal" fo:text-transform="none" fo:color="#444444" style:font-name="inheri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444444" style:font-name="inheri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style:font-name="inherit" fo:letter-spacing="normal" fo:font-style="normal" fo:font-weight="normal" officeooo:rsid="0012aa09" loext:padding="0cm" loext:border="none"/>
    </style:style>
    <style:style style:name="T13" style:family="text">
      <style:text-properties fo:font-variant="normal" fo:text-transform="none" fo:color="#777777" style:font-name="inherit" fo:letter-spacing="normal" fo:font-style="italic" fo:font-weight="normal" loext:padding="0cm" loext:border="none"/>
    </style:style>
    <style:style style:name="T14" style:family="text">
      <style:text-properties fo:font-variant="normal" fo:text-transform="none" fo:color="#777777" style:font-name="inherit" fo:letter-spacing="normal" fo:font-style="italic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089cm" text:min-label-width="0.499cm"/>
      </text:list-level-style-bullet>
      <text:list-level-style-bullet text:level="3" text:style-name="Bullet_20_Symbols" style:num-suffix="." text:bullet-char="•">
        <style:list-level-properties text:space-before="1.88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2">G</text:span><text:span text:style-name="T11">uia de Referência:<text:line-break/>Lista de Comandos para GNU/Linux</text:span></text:h>
      <text:h text:style-name="P3" text:outline-level="3"><text:span text:style-name="Strong_20_Emphasis"><text:span text:style-name="T10">Atalhos Globais</text:span></text:span></text:h>
      <text:list xml:id="list1341968887" text:style-name="L1">
        <text:list-item>
          <text:p text:style-name="P14"><text:span text:style-name="Strong_20_Emphasis"><text:span text:style-name="T8">Ctrl+C </text:span></text:span><text:span text:style-name="Strong_20_Emphasis"><text:span text:style-name="Emphasis"><text:span text:style-name="T7">(</text:span></text:span></text:span><text:span text:style-name="Emphasis"><text:span text:style-name="T6">cancela o comando atual em funcionamento)</text:span></text:span></text:p>
        </text:list-item>
        <text:list-item>
          <text:p text:style-name="P14"><text:span text:style-name="Strong_20_Emphasis"><text:span text:style-name="T8">Ctrl+Z</text:span></text:span><text:span text:style-name="T5"> </text:span><text:span text:style-name="Emphasis"><text:span text:style-name="T6">(para o comando atual, retorna com fg em primeiro plano</text:span></text:span><text:span text:style-name="T5"> </text:span><text:span text:style-name="Emphasis"><text:span text:style-name="T6">Linux ou bg em segundo plano)</text:span></text:span></text:p>
        </text:list-item>
        <text:list-item>
          <text:p text:style-name="P14"><text:span text:style-name="Strong_20_Emphasis"><text:span text:style-name="T8">Ctrl+D</text:span></text:span><text:span text:style-name="T5"> </text:span><text:span text:style-name="Emphasis"><text:span text:style-name="T6">(faz logout da sessão atual; similar ao comando exit)</text:span></text:span></text:p>
        </text:list-item>
        <text:list-item>
          <text:p text:style-name="P14"><text:span text:style-name="Strong_20_Emphasis"><text:span text:style-name="T8">Ctrl+W</text:span></text:span><text:span text:style-name="T5"> (apaga uma palavra na linha atual)</text:span></text:p>
        </text:list-item>
        <text:list-item>
          <text:p text:style-name="P14"><text:span text:style-name="Strong_20_Emphasis"><text:span text:style-name="T8">Ctrl+U</text:span></text:span><text:span text:style-name="T5"> </text:span><text:span text:style-name="Emphasis"><text:span text:style-name="T6">(apaga a linha inteira)</text:span></text:span></text:p>
        </text:list-item>
        <text:list-item>
          <text:p text:style-name="P14"><text:span text:style-name="Strong_20_Emphasis"><text:span text:style-name="T8">Ctrl+R</text:span></text:span><text:span text:style-name="T5"> </text:span><text:span text:style-name="Emphasis"><text:span text:style-name="T6">(tecle para mostrar um comando recente)</text:span></text:span></text:p>
        </text:list-item>
        <text:list-item>
          <text:p text:style-name="P14"><text:span text:style-name="Strong_20_Emphasis"><text:span text:style-name="T8">!!</text:span></text:span><text:span text:style-name="T5"> </text:span><text:span text:style-name="Emphasis"><text:span text:style-name="T6">(repete o último comando)</text:span></text:span></text:p>
        </text:list-item>
      </text:list>
      <text:p text:style-name="P5"/>
      <text:h text:style-name="P3" text:outline-level="3"><text:span text:style-name="Strong_20_Emphasis"><text:span text:style-name="T10">Lista dos Comandos mais Comuns</text:span></text:span></text:h>
      <text:list xml:id="list3642703440" text:style-name="L2">
        <text:list-item>
          <text:p text:style-name="P15"><text:span text:style-name="Strong_20_Emphasis"><text:span text:style-name="T8">Exit</text:span></text:span><text:span text:style-name="T5"> faz logout da sessão atual</text:span></text:p>
        </text:list-item>
        <text:list-item>
          <text:p text:style-name="P15"><text:span text:style-name="Strong_20_Emphasis"><text:span text:style-name="T8">ls</text:span></text:span><text:span text:style-name="T5"> lista diretórios</text:span></text:p>
        </text:list-item>
        <text:list-item>
          <text:p text:style-name="P15"><text:span text:style-name="Strong_20_Emphasis"><text:span text:style-name="T8">ls -al</text:span></text:span><text:span text:style-name="T5"> lista mostrando também arquivos ocultos</text:span></text:p>
        </text:list-item>
        <text:list-item>
          <text:p text:style-name="P15"><text:span text:style-name="Strong_20_Emphasis"><text:span text:style-name="T8">cd</text:span></text:span><text:span text:style-name="T5"> </text:span><text:span text:style-name="Emphasis"><text:span text:style-name="Strong_20_Emphasis"><text:span text:style-name="T7">dir</text:span></text:span></text:span><text:span text:style-name="T5"> muda do diretório atual para o especificado (substituir a variável </text:span><text:span text:style-name="Emphasis"><text:span text:style-name="T6">dir</text:span></text:span><text:span text:style-name="T5"> pelo nome da pasta)</text:span></text:p>
        </text:list-item>
        <text:list-item>
          <text:p text:style-name="P15"><text:span text:style-name="Strong_20_Emphasis"><text:span text:style-name="T8">cd</text:span></text:span><text:span text:style-name="T5"> muda para o diretório /home (arquivos pessoais)</text:span></text:p>
        </text:list-item>
        <text:list-item>
          <text:p text:style-name="P15"><text:span text:style-name="Strong_20_Emphasis"><text:span text:style-name="T8">pwd</text:span></text:span><text:span text:style-name="T5"> mostra o caminho do diretório atual</text:span></text:p>
        </text:list-item>
        <text:list-item>
          <text:p text:style-name="P15"><text:span text:style-name="Strong_20_Emphasis"><text:span text:style-name="T8">mkdir</text:span></text:span><text:span text:style-name="T5"> </text:span><text:span text:style-name="Emphasis"><text:span text:style-name="Strong_20_Emphasis"><text:span text:style-name="T7">dir</text:span></text:span></text:span><text:span text:style-name="T5">* criar um diretório especificado (substituir a variável </text:span><text:span text:style-name="Emphasis"><text:span text:style-name="T6">dir</text:span></text:span><text:span text:style-name="T5"> pelo nome da pasta)</text:span></text:p>
        </text:list-item>
        <text:list-item>
          <text:p text:style-name="P15"><text:span text:style-name="Strong_20_Emphasis"><text:span text:style-name="T8">rm</text:span></text:span><text:span text:style-name="T5"> </text:span><text:span text:style-name="Emphasis"><text:span text:style-name="Strong_20_Emphasis"><text:span text:style-name="T7">arq</text:span></text:span></text:span><text:span text:style-name="T5"> apaga o arquivo especificado (substituir a variável </text:span><text:span text:style-name="Emphasis"><text:span text:style-name="T6">arq</text:span></text:span><text:span text:style-name="T5"> pelo nome do arquivo que se quer excluir)</text:span></text:p>
        </text:list-item>
        <text:list-item>
          <text:p text:style-name="P15"><text:span text:style-name="Strong_20_Emphasis"><text:span text:style-name="T8">rm -r</text:span></text:span><text:span text:style-name="T5"> </text:span><text:span text:style-name="Emphasis"><text:span text:style-name="Strong_20_Emphasis"><text:span text:style-name="T7">dir</text:span></text:span></text:span><text:span text:style-name="T5"> apaga o diretório especificado (substituir a variável </text:span><text:span text:style-name="Emphasis"><text:span text:style-name="T6">dir</text:span></text:span><text:span text:style-name="T5"> pelo nome da pasta)</text:span></text:p>
        </text:list-item>
        <text:list-item>
          <text:p text:style-name="P15"><text:span text:style-name="Strong_20_Emphasis"><text:span text:style-name="T8">rm -f</text:span></text:span><text:span text:style-name="T5"> </text:span><text:span text:style-name="Emphasis"><text:span text:style-name="Strong_20_Emphasis"><text:span text:style-name="T7">arq</text:span></text:span></text:span><text:span text:style-name="T5"> apaga o arquivo especificado forçadamente (-f de force) (substituir a variável </text:span><text:span text:style-name="Emphasis"><text:span text:style-name="T6">arq</text:span></text:span><text:span text:style-name="T5"> pelo nome do arquivo que se quer excluir)</text:span></text:p>
        </text:list-item>
        <text:list-item>
          <text:p text:style-name="P15"><text:span text:style-name="Strong_20_Emphasis"><text:span text:style-name="T8">rm -rf</text:span></text:span><text:span text:style-name="T5"> </text:span><text:span text:style-name="Emphasis"><text:span text:style-name="Strong_20_Emphasis"><text:span text:style-name="T7">dir</text:span></text:span></text:span><text:span text:style-name="T5"> apaga o diretório especificado forçadamente (substituir a variável </text:span><text:span text:style-name="Emphasis"><text:span text:style-name="T6">dir</text:span></text:span><text:span text:style-name="T5"> pelo nome da pasta). Utilize esse comando com extrema atenção!</text:span></text:p>
        </text:list-item>
        <text:list-item>
          <text:p text:style-name="P15"><text:span text:style-name="Strong_20_Emphasis"><text:span text:style-name="T8">cp -r</text:span></text:span><text:span text:style-name="T5"> </text:span><text:span text:style-name="Emphasis"><text:span text:style-name="Strong_20_Emphasis"><text:span text:style-name="T7">arq1 arq2</text:span></text:span></text:span><text:span text:style-name="T5"> copia o “arquivo1” para o “arquivo2” (substituir a variável </text:span><text:span text:style-name="Emphasis"><text:span text:style-name="T6">arq*</text:span></text:span><text:span text:style-name="T5"> pelo nome do arquivo)</text:span></text:p>
        </text:list-item>
        <text:list-item>
          <text:p text:style-name="P15"><text:span text:style-name="Strong_20_Emphasis"><text:span text:style-name="T8">cp -r</text:span></text:span><text:span text:style-name="T5"> </text:span><text:span text:style-name="Emphasis"><text:span text:style-name="Strong_20_Emphasis"><text:span text:style-name="T7">dir1 dir2</text:span></text:span></text:span><text:span text:style-name="T5"> copia o diretório1 para o diretório2; cria o diretório2 caso não exista (substituir a variável </text:span><text:span text:style-name="Emphasis"><text:span text:style-name="T6">dir</text:span></text:span><text:span text:style-name="T5"> pelo nome do diretório)</text:span></text:p>
        </text:list-item>
        <text:list-item>
          <text:p text:style-name="P15"><text:span text:style-name="Strong_20_Emphasis"><text:span text:style-name="T8">mv</text:span></text:span><text:span text:style-name="T5"> </text:span><text:span text:style-name="Emphasis"><text:span text:style-name="Strong_20_Emphasis"><text:span text:style-name="T7">arq1 arq2</text:span></text:span></text:span><text:span text:style-name="T5"> dupla função: pode ser usado para renomear ou mover arquivo1 para arquivo2. Se arquivo2 for um diretório existente, move arquivo1 para dentro do diretório “arquivo2” (substituir a variável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ln -s</text:span></text:span><text:span text:style-name="T5"> </text:span><text:span text:style-name="Emphasis"><text:span text:style-name="Strong_20_Emphasis"><text:span text:style-name="T7">arq link</text:span></text:span></text:span><text:span text:style-name="T5"> cria um link simbólico </text:span><text:span text:style-name="Emphasis"><text:span text:style-name="T6">link</text:span></text:span><text:span text:style-name="T5"> (atalho) para arquivo (substituir a variável </text:span><text:span text:style-name="Emphasis"><text:span text:style-name="T6">arq</text:span></text:span><text:span text:style-name="T5"> pelo nome do arquivo e </text:span><text:span text:style-name="Emphasis"><text:span text:style-name="T6">link</text:span></text:span><text:span text:style-name="T5"> pelo nome que terá o atalho)</text:span></text:p>
        </text:list-item>
        <text:list-item>
          <text:p text:style-name="P15"><text:span text:style-name="Strong_20_Emphasis"><text:span text:style-name="T8">touch</text:span></text:span><text:span text:style-name="T5"> </text:span><text:span text:style-name="Emphasis"><text:span text:style-name="Strong_20_Emphasis"><text:span text:style-name="T7">arq</text:span></text:span></text:span><text:span text:style-name="T5"> cria ou atualiza o arquivo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oft-page-break/><text:span text:style-name="Strong_20_Emphasis"><text:span text:style-name="T8">cat &gt;</text:span></text:span><text:span text:style-name="T5"> </text:span><text:span text:style-name="Emphasis"><text:span text:style-name="Strong_20_Emphasis"><text:span text:style-name="T7">arq</text:span></text:span></text:span><text:span text:style-name="T5"> direciona a entrada padrão para um arquivo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more</text:span></text:span><text:span text:style-name="T5"> </text:span><text:span text:style-name="Emphasis"><text:span text:style-name="Strong_20_Emphasis"><text:span text:style-name="T7">arq</text:span></text:span></text:span><text:span text:style-name="T5"> mostra o conteúdo de um arquivo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head</text:span></text:span><text:span text:style-name="T5"> </text:span><text:span text:style-name="Emphasis"><text:span text:style-name="Strong_20_Emphasis"><text:span text:style-name="T7">arq</text:span></text:span></text:span><text:span text:style-name="T5"> mostra as primeiras 10 linhas de um arquivo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tail</text:span></text:span><text:span text:style-name="T5"> </text:span><text:span text:style-name="Emphasis"><text:span text:style-name="Strong_20_Emphasis"><text:span text:style-name="T7">arq</text:span></text:span></text:span><text:span text:style-name="T5"> mostra as últimas 10 linhas de um arquivo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tail -f</text:span></text:span><text:span text:style-name="T5"> </text:span><text:span text:style-name="Emphasis"><text:span text:style-name="Strong_20_Emphasis"><text:span text:style-name="T7">arq</text:span></text:span></text:span><text:span text:style-name="T5"> mostra o conteúdo de um arquivo enquanto ele é atualizado (aumenta de tamanho), iniciando com as últimas 10 linhas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5"><text:span text:style-name="Strong_20_Emphasis"><text:span text:style-name="T8">ps</text:span></text:span><text:span text:style-name="T5"> mostra os processos de usuário ativos em tempo real￼</text:span></text:p>
        </text:list-item>
        <text:list-item>
          <text:p text:style-name="P15"><text:span text:style-name="Strong_20_Emphasis"><text:span text:style-name="T8">top</text:span></text:span><text:span text:style-name="T5"> mostra todos os processos rodando em tempo real</text:span></text:p>
        </text:list-item>
        <text:list-item>
          <text:p text:style-name="P15"><text:span text:style-name="Strong_20_Emphasis"><text:span text:style-name="T8">kill</text:span></text:span><text:span text:style-name="T5"> </text:span><text:span text:style-name="Emphasis"><text:span text:style-name="Strong_20_Emphasis"><text:span text:style-name="T7">pid</text:span></text:span></text:span><text:span text:style-name="T5"> mata um processo específico pelo número ID (substituir </text:span><text:span text:style-name="Emphasis"><text:span text:style-name="T6">pid</text:span></text:span><text:span text:style-name="T5"> pelo número do processo)</text:span></text:p>
        </text:list-item>
        <text:list-item>
          <text:p text:style-name="P15"><text:span text:style-name="Strong_20_Emphasis"><text:span text:style-name="T8">killall</text:span></text:span><text:span text:style-name="T5"> </text:span><text:span text:style-name="Emphasis"><text:span text:style-name="Strong_20_Emphasis"><text:span text:style-name="T7">proc</text:span></text:span></text:span><text:span text:style-name="T5"> mata todos os processos com o nome especificado (</text:span><text:span text:style-name="Emphasis"><text:span text:style-name="T6">proc</text:span></text:span><text:span text:style-name="T5">, de processos (substituir </text:span><text:span text:style-name="Emphasis"><text:span text:style-name="T6">proc</text:span></text:span><text:span text:style-name="T5"> pelo nome do processo)</text:span></text:p>
        </text:list-item>
        <text:list-item>
          <text:p text:style-name="P15"><text:span text:style-name="Strong_20_Emphasis"><text:span text:style-name="T8">bg</text:span></text:span><text:span text:style-name="T5"> lista trabalhos parados ou em segundo plano ou pode continua-los também</text:span></text:p>
        </text:list-item>
        <text:list-item>
          <text:p text:style-name="P15"><text:span text:style-name="Strong_20_Emphasis"><text:span text:style-name="T8">fg</text:span></text:span><text:span text:style-name="T5"> traz o trabalho mais recente para o primeiro plano</text:span></text:p>
        </text:list-item>
        <text:list-item>
          <text:p text:style-name="P15"><text:span text:style-name="Strong_20_Emphasis"><text:span text:style-name="T8">fg</text:span></text:span><text:span text:style-name="T5"> </text:span><text:span text:style-name="Emphasis"><text:span text:style-name="Strong_20_Emphasis"><text:span text:style-name="T7">trab</text:span></text:span></text:span><text:span text:style-name="T5"> traz o trabalho “</text:span><text:span text:style-name="Emphasis"><text:span text:style-name="T6">trab</text:span></text:span><text:span text:style-name="T5">” para o primeiro plano (substituir </text:span><text:span text:style-name="Emphasis"><text:span text:style-name="T6">trab</text:span></text:span><text:span text:style-name="T5"> pelo nome do processo)</text:span></text:p>
        </text:list-item>
        <text:list-item>
          <text:p text:style-name="P15"><text:span text:style-name="Strong_20_Emphasis"><text:span text:style-name="T8">chmod</text:span></text:span><text:span text:style-name="T5"> </text:span><text:span text:style-name="Emphasis"><text:span text:style-name="Strong_20_Emphasis"><text:span text:style-name="T7">octal arq</text:span></text:span></text:span><text:span text:style-name="T5"> muda as permissões do arquivo “</text:span><text:span text:style-name="Emphasis"><text:span text:style-name="T6">arq</text:span></text:span><text:span text:style-name="T5">” para </text:span><text:span text:style-name="Emphasis"><text:span text:style-name="T6">octal</text:span></text:span><text:span text:style-name="T5">, que pode ser especificada separadamente para “usuário”, “grupo” e “outros”. Os valores em octal são representados abaixo:</text:span></text:p>
          <text:list>
            <text:list-item>
              <text:p text:style-name="P12">4 – leitura (r, de read)</text:p>
            </text:list-item>
            <text:list-item>
              <text:p text:style-name="P12">2 – gravação (w, de write)</text:p>
            </text:list-item>
            <text:list-item>
              <text:p text:style-name="P12">1 – execução (x, de execute)</text:p>
              <text:list>
                <text:list-item>
                  <text:p text:style-name="P12">Explanação: Para definir permissões, somam-se os valores acima. Por exemplo, para atribuir ao dono do arquivo (“usuário) acesso total de leitura (r), gravação (w) e execução (x), basta somar o valor octal 4 + 2 + 1 = 7. Supondo que você queira limitar o acesso para membros do “grupo”, permitindo apenas a leitura e gravação, basta somar 4 + 2 = 6. Reunindo os dois exemplos citados, ficaria: chmod 760 (r para usuário, w para grupo e 0 para outros ou “rw-“)</text:p>
                </text:list-item>
              </text:list>
            </text:list-item>
          </text:list>
        </text:list-item>
      </text:list>
      <text:p text:style-name="P5"/>
      <text:h text:style-name="P3" text:outline-level="3"><text:span text:style-name="Strong_20_Emphasis"><text:span text:style-name="T10">Outros exemplos</text:span></text:span></text:h>
      <text:list xml:id="list1755499267" text:style-name="L3">
        <text:list-item>
          <text:p text:style-name="P16"><text:span text:style-name="Strong_20_Emphasis"><text:span text:style-name="T8">chmod</text:span></text:span><text:span text:style-name="T5"> </text:span><text:span text:style-name="Emphasis"><text:span text:style-name="Strong_20_Emphasis"><text:span text:style-name="T7">777:</text:span></text:span></text:span><text:span text:style-name="T5"> leitura (r), gravação (w) e execução (x) para todos (“usuário”, “grupo” e “outros”)</text:span></text:p>
        </text:list-item>
        <text:list-item>
          <text:p text:style-name="P16"><text:span text:style-name="Strong_20_Emphasis"><text:span text:style-name="T8">chmod</text:span></text:span><text:span text:style-name="T5"> </text:span><text:span text:style-name="Emphasis"><text:span text:style-name="Strong_20_Emphasis"><text:span text:style-name="T7">755:</text:span></text:span></text:span><text:span text:style-name="T5"> “rwx” para o “dono” (usuário), “rw” para o “grupo” e “outros”</text:span></text:p>
        </text:list-item>
      </text:list>
      <text:p text:style-name="P8"><text:span text:style-name="Emphasis"><text:span text:style-name="T13">Para mais informações, digite no terminal:</text:span></text:span><text:span text:style-name="T13"> </text:span><text:span text:style-name="Strong_20_Emphasis"><text:span text:style-name="Emphasis"><text:span text:style-name="T14">man chmod</text:span></text:span></text:span></text:p>
      <text:list xml:id="list3284306239" text:style-name="L4">
        <text:list-item>
          <text:p text:style-name="P17"><text:span text:style-name="Strong_20_Emphasis"><text:span text:style-name="T8">ssh</text:span></text:span><text:span text:style-name="T5"> </text:span><text:span text:style-name="Emphasis"><text:span text:style-name="Strong_20_Emphasis"><text:span text:style-name="T7">usuário@host:</text:span></text:span></text:span><text:span text:style-name="T5"> conecta ao </text:span><text:span text:style-name="Emphasis"><text:span text:style-name="T6">host</text:span></text:span><text:span text:style-name="T5"> como </text:span><text:span text:style-name="Emphasis"><text:span text:style-name="T6">usuário</text:span></text:span><text:span text:style-name="T5"> (exemplo: ssh computeiro@meuservidor)</text:span></text:p>
        </text:list-item>
        <text:list-item>
          <text:p text:style-name="P17"><text:span text:style-name="Strong_20_Emphasis"><text:span text:style-name="T8">ssh -p porta</text:span></text:span><text:span text:style-name="T5"> </text:span><text:span text:style-name="Emphasis"><text:span text:style-name="Strong_20_Emphasis"><text:span text:style-name="T7">usuário@host</text:span></text:span></text:span><text:span text:style-name="T5"> conecta ao host na porta especificada (substituir “</text:span><text:span text:style-name="Emphasis"><text:span text:style-name="T6">porta</text:span></text:span><text:span text:style-name="T5">” pelo número da porta configurada)</text:span></text:p>
        </text:list-item>
        <text:list-item>
          <text:p text:style-name="P17"><text:soft-page-break/><text:span text:style-name="Strong_20_Emphasis"><text:span text:style-name="T8">ssh-copy-id</text:span></text:span><text:span text:style-name="T5"> </text:span><text:span text:style-name="Emphasis"><text:span text:style-name="Strong_20_Emphasis"><text:span text:style-name="T7">usuário@host</text:span></text:span></text:span><text:span text:style-name="T5"> adiciona a sua chave para o </text:span><text:span text:style-name="Emphasis"><text:span text:style-name="T6">host</text:span></text:span><text:span text:style-name="T5"> e </text:span><text:span text:style-name="Emphasis"><text:span text:style-name="T6">usuário</text:span></text:span><text:span text:style-name="T5"> daquele host; serve para ativar logins sem senha com uso de chaves</text:span></text:p>
        </text:list-item>
        <text:list-item>
          <text:p text:style-name="P17"><text:span text:style-name="Strong_20_Emphasis"><text:span text:style-name="T8">grep</text:span></text:span><text:span text:style-name="T5"> </text:span><text:span text:style-name="Emphasis"><text:span text:style-name="Strong_20_Emphasis"><text:span text:style-name="T7">sequência arquivos</text:span></text:span></text:span><text:span text:style-name="T5"> pesquisa pela </text:span><text:span text:style-name="Emphasis"><text:span text:style-name="T6">sequência</text:span></text:span><text:span text:style-name="T5"> nos arquivos (substituir a sequência e arquivos pelos valores correspondentes à pesquisa)</text:span></text:p>
        </text:list-item>
        <text:list-item>
          <text:p text:style-name="P17"><text:span text:style-name="Strong_20_Emphasis"><text:span text:style-name="T8">grep –r</text:span></text:span><text:span text:style-name="T5"> </text:span><text:span text:style-name="Emphasis"><text:span text:style-name="Strong_20_Emphasis"><text:span text:style-name="T7">sequência dir</text:span></text:span></text:span><text:span text:style-name="T5"> pesquisa recursivamente pela </text:span><text:span text:style-name="Emphasis"><text:span text:style-name="T6">sequência</text:span></text:span><text:span text:style-name="T5"> no diretório </text:span><text:span text:style-name="Emphasis"><text:span text:style-name="T6">dir</text:span></text:span></text:p>
        </text:list-item>
        <text:list-item>
          <text:p text:style-name="P17"><text:span text:style-name="Emphasis"><text:span text:style-name="Strong_20_Emphasis"><text:span text:style-name="T7">comando</text:span></text:span></text:span><text:span text:style-name="T5"> </text:span><text:span text:style-name="Strong_20_Emphasis"><text:span text:style-name="T8">| grep</text:span></text:span><text:span text:style-name="T5"> </text:span><text:span text:style-name="Emphasis"><text:span text:style-name="Strong_20_Emphasis"><text:span text:style-name="T7">sequência</text:span></text:span></text:span><text:span text:style-name="T5"> pesquisa pela </text:span><text:span text:style-name="Emphasis"><text:span text:style-name="T6">sequência</text:span></text:span><text:span text:style-name="T5"> na saída do </text:span><text:span text:style-name="Emphasis"><text:span text:style-name="T6">comando</text:span></text:span><text:span text:style-name="T5"> (substituir </text:span><text:span text:style-name="Emphasis"><text:span text:style-name="T6">comando </text:span></text:span><text:span text:style-name="T5">e </text:span><text:span text:style-name="Emphasis"><text:span text:style-name="T6">sequência</text:span></text:span><text:span text:style-name="T5"> de acordo com os valores a serem buscados)</text:span></text:p>
        </text:list-item>
        <text:list-item>
          <text:p text:style-name="P17"><text:span text:style-name="Strong_20_Emphasis"><text:span text:style-name="T8">locate</text:span></text:span><text:span text:style-name="T5"> </text:span><text:span text:style-name="Emphasis"><text:span text:style-name="Strong_20_Emphasis"><text:span text:style-name="T7">arq</text:span></text:span></text:span><text:span text:style-name="T5"> encontra todas as instâncias de um arquivo (substituir a variável </text:span><text:span text:style-name="Emphasis"><text:span text:style-name="T6">arq </text:span></text:span><text:span text:style-name="T5">pelo nome do arquivo)</text:span></text:p>
        </text:list-item>
        <text:list-item>
          <text:p text:style-name="P17"><text:span text:style-name="Strong_20_Emphasis"><text:span text:style-name="T8">date</text:span></text:span><text:span text:style-name="T5"> mostra a data e hora atual</text:span></text:p>
        </text:list-item>
        <text:list-item>
          <text:p text:style-name="P17"><text:span text:style-name="Strong_20_Emphasis"><text:span text:style-name="T8">cal</text:span></text:span><text:span text:style-name="T5"> mostra um calendário do mês atual</text:span></text:p>
        </text:list-item>
        <text:list-item>
          <text:p text:style-name="P17"><text:span text:style-name="Strong_20_Emphasis"><text:span text:style-name="T8">uptime</text:span></text:span><text:span text:style-name="T5"> mostra o tempo de atividade do sistema</text:span></text:p>
        </text:list-item>
        <text:list-item>
          <text:p text:style-name="P17"><text:span text:style-name="Strong_20_Emphasis"><text:span text:style-name="T8">w</text:span></text:span><text:span text:style-name="T5"> mostra quem está online</text:span></text:p>
        </text:list-item>
        <text:list-item>
          <text:p text:style-name="P17"><text:span text:style-name="Strong_20_Emphasis"><text:span text:style-name="T8">whoami</text:span></text:span><text:span text:style-name="T5"> mostra como quem você está logado</text:span></text:p>
        </text:list-item>
        <text:list-item>
          <text:p text:style-name="P17"><text:span text:style-name="Strong_20_Emphasis"><text:span text:style-name="T8">finger</text:span></text:span><text:span text:style-name="T5"> usuário mostra informações do usuário</text:span></text:p>
        </text:list-item>
        <text:list-item>
          <text:p text:style-name="P17"><text:span text:style-name="Strong_20_Emphasis"><text:span text:style-name="T8">uname -a</text:span></text:span><text:span text:style-name="T5"> mostra informações do kernels</text:span></text:p>
        </text:list-item>
        <text:list-item>
          <text:p text:style-name="P17"><text:span text:style-name="Strong_20_Emphasis"><text:span text:style-name="T8">cat /porc/cpuinfo</text:span></text:span><text:span text:style-name="T5"> mostra informações da CPU</text:span></text:p>
        </text:list-item>
        <text:list-item>
          <text:p text:style-name="P17"><text:span text:style-name="Strong_20_Emphasis"><text:span text:style-name="T8">cat /proc/meminfo</text:span></text:span><text:span text:style-name="T5"> mostra informações da memória</text:span></text:p>
        </text:list-item>
        <text:list-item>
          <text:p text:style-name="P17"><text:span text:style-name="Strong_20_Emphasis"><text:span text:style-name="T8">man</text:span></text:span><text:span text:style-name="T5"> </text:span><text:span text:style-name="Emphasis"><text:span text:style-name="Strong_20_Emphasis"><text:span text:style-name="T7">comando</text:span></text:span></text:span><text:span text:style-name="T5"> abre o manual do comando especificado (substituir a variável </text:span><text:span text:style-name="Emphasis"><text:span text:style-name="T6">comando</text:span></text:span><text:span text:style-name="T5"> pelo nome do comando que se quer conhecer)</text:span></text:p>
        </text:list-item>
        <text:list-item>
          <text:p text:style-name="P17"><text:span text:style-name="Strong_20_Emphasis"><text:span text:style-name="T8">df</text:span></text:span><text:span text:style-name="T5"> mostra o uso do disco</text:span></text:p>
        </text:list-item>
        <text:list-item>
          <text:p text:style-name="P17"><text:span text:style-name="Strong_20_Emphasis"><text:span text:style-name="T8">du</text:span></text:span><text:span text:style-name="T5"> mostra o uso do espaço em um diretório</text:span></text:p>
        </text:list-item>
        <text:list-item>
          <text:p text:style-name="P17"><text:span text:style-name="Strong_20_Emphasis"><text:span text:style-name="T8">free</text:span></text:span><text:span text:style-name="T5"> mostra o uso da memória e swap</text:span></text:p>
        </text:list-item>
        <text:list-item>
          <text:p text:style-name="P17"><text:span text:style-name="Strong_20_Emphasis"><text:span text:style-name="T8">whereis</text:span></text:span><text:span text:style-name="T5"> </text:span><text:span text:style-name="Emphasis"><text:span text:style-name="Strong_20_Emphasis"><text:span text:style-name="T7">aplicação</text:span></text:span></text:span><text:span text:style-name="T5"> mostra possíveis localizações do aplicativo (substituir </text:span><text:span text:style-name="Emphasis"><text:span text:style-name="T6">aplicação</text:span></text:span><text:span text:style-name="T5"> pelo nome do programa)</text:span></text:p>
        </text:list-item>
        <text:list-item>
          <text:p text:style-name="P17"><text:span text:style-name="Strong_20_Emphasis"><text:span text:style-name="T8">which</text:span></text:span><text:span text:style-name="T5"> </text:span><text:span text:style-name="Emphasis"><text:span text:style-name="Strong_20_Emphasis"><text:span text:style-name="T7">aplicação</text:span></text:span></text:span><text:span text:style-name="T5"> mostra que </text:span><text:span text:style-name="Emphasis"><text:span text:style-name="T6">aplicação</text:span></text:span><text:span text:style-name="T5"> irá rodar por omissão (substituir </text:span><text:span text:style-name="Emphasis"><text:span text:style-name="T6">aplicação</text:span></text:span><text:span text:style-name="T5"> pelo nome do programa)</text:span></text:p>
        </text:list-item>
        <text:list-item>
          <text:p text:style-name="P17"><text:span text:style-name="Strong_20_Emphasis"><text:span text:style-name="T8">tar cf </text:span></text:span><text:span text:style-name="Emphasis"><text:span text:style-name="Strong_20_Emphasis"><text:span text:style-name="T7">tar arqs</text:span></text:span></text:span><text:span text:style-name="T5"> cria um pacote TAR (nomeado pacote.tar) com os arquivos especificados (substituir a variável </text:span><text:span text:style-name="Emphasis"><text:span text:style-name="T6">arqs</text:span></text:span><text:span text:style-name="T5"> pelo nome do arquivos)</text:span></text:p>
        </text:list-item>
        <text:list-item>
          <text:p text:style-name="P17"><text:span text:style-name="Strong_20_Emphasis"><text:span text:style-name="T8">tar xf</text:span></text:span><text:span text:style-name="T5"> </text:span><text:span text:style-name="Emphasis"><text:span text:style-name="Strong_20_Emphasis"><text:span text:style-name="T7">tar</text:span></text:span></text:span><text:span text:style-name="T5"> extrai os arquivos de “</text:span><text:span text:style-name="Emphasis"><text:span text:style-name="T6">pacote.tar</text:span></text:span><text:span text:style-name="T5">” (substituir a variável </text:span><text:span text:style-name="Emphasis"><text:span text:style-name="T6">pacote.tar</text:span></text:span><text:span text:style-name="T5"> pelo nome do arquivo)</text:span></text:p>
        </text:list-item>
        <text:list-item>
          <text:p text:style-name="P17"><text:span text:style-name="Strong_20_Emphasis"><text:span text:style-name="T8">tar czf</text:span></text:span><text:span text:style-name="T5"> </text:span><text:span text:style-name="Emphasis"><text:span text:style-name="Strong_20_Emphasis"><text:span text:style-name="T7">tar.gz arqs</text:span></text:span></text:span><text:span text:style-name="T5"> cria um pacote TAR (nomeado </text:span><text:span text:style-name="Emphasis"><text:span text:style-name="T6">pacote.tar.gz</text:span></text:span><text:span text:style-name="T5">) com compressão GZip</text:span></text:p>
        </text:list-item>
        <text:list-item>
          <text:p text:style-name="P17"><text:span text:style-name="Strong_20_Emphasis"><text:span text:style-name="T8">tar xzf</text:span></text:span><text:span text:style-name="T5"> </text:span><text:span text:style-name="Emphasis"><text:span text:style-name="Strong_20_Emphasis"><text:span text:style-name="T7">tar.gz</text:span></text:span></text:span><text:span text:style-name="T5"> extrai um pacote TAR (nomeado </text:span><text:span text:style-name="Emphasis"><text:span text:style-name="T6">pacote.tar.gz</text:span></text:span><text:span text:style-name="T5">) com compressão GZip</text:span></text:p>
        </text:list-item>
        <text:list-item>
          <text:p text:style-name="P17"><text:span text:style-name="Strong_20_Emphasis"><text:span text:style-name="T8">tar cjf</text:span></text:span><text:span text:style-name="T5"> </text:span><text:span text:style-name="Emphasis"><text:span text:style-name="Strong_20_Emphasis"><text:span text:style-name="T7">tar.bz2</text:span></text:span></text:span><text:span text:style-name="T5"> cria um pacote TAR (nomeado </text:span><text:span text:style-name="Emphasis"><text:span text:style-name="T6">pacote.tar.bz2</text:span></text:span><text:span text:style-name="T5">) com compressão BZip2</text:span></text:p>
        </text:list-item>
        <text:list-item>
          <text:p text:style-name="P17"><text:span text:style-name="Strong_20_Emphasis"><text:span text:style-name="T8">tar xjf</text:span></text:span><text:span text:style-name="T5"> </text:span><text:span text:style-name="Emphasis"><text:span text:style-name="Strong_20_Emphasis"><text:span text:style-name="T7">tar.bz2</text:span></text:span></text:span><text:span text:style-name="T5"> extrai um pacote TAR (nomeado </text:span><text:span text:style-name="Emphasis"><text:span text:style-name="T6">pacote.tar.gz</text:span></text:span><text:span text:style-name="T5">) com compressão BZip2</text:span></text:p>
        </text:list-item>
        <text:list-item>
          <text:p text:style-name="P17"><text:span text:style-name="Strong_20_Emphasis"><text:span text:style-name="T8">gzip</text:span></text:span><text:span text:style-name="T5"> </text:span><text:span text:style-name="Emphasis"><text:span text:style-name="Strong_20_Emphasis"><text:span text:style-name="T7">arq</text:span></text:span></text:span><text:span text:style-name="T5"> compacta um arquivo e o renomeia para arq.gz (substituir a variável </text:span><text:span text:style-name="Emphasis"><text:span text:style-name="T6">arq</text:span></text:span><text:span text:style-name="T5"> pelo nome do arquivo)</text:span></text:p>
        </text:list-item>
        <text:list-item>
          <text:p text:style-name="P17"><text:soft-page-break/><text:span text:style-name="Strong_20_Emphasis"><text:span text:style-name="T8">gzip -d</text:span></text:span><text:span text:style-name="T5"> </text:span><text:span text:style-name="Emphasis"><text:span text:style-name="Strong_20_Emphasis"><text:span text:style-name="T7">gz</text:span></text:span></text:span><text:span text:style-name="T5"> descompacta arq.gz para um arquivo (substituir a variável </text:span><text:span text:style-name="Emphasis"><text:span text:style-name="T6">arq.gz</text:span></text:span><text:span text:style-name="T5"> pelo nome do arquivo)</text:span></text:p>
        </text:list-item>
        <text:list-item>
          <text:p text:style-name="P17"><text:span text:style-name="Strong_20_Emphasis"><text:span text:style-name="T8">ping</text:span></text:span><text:span text:style-name="T5"> </text:span><text:span text:style-name="Emphasis"><text:span text:style-name="Strong_20_Emphasis"><text:span text:style-name="T7">host</text:span></text:span></text:span><text:span text:style-name="T5"> envia um pacote ICMP (ping) para o </text:span><text:span text:style-name="Emphasis"><text:span text:style-name="T6">host</text:span></text:span><text:span text:style-name="T5"> e mostra o resultado (substituir a variável</text:span><text:span text:style-name="Emphasis"><text:span text:style-name="T6">host</text:span></text:span><text:span text:style-name="T5"> pelo domínio de um site ou o número IP)</text:span></text:p>
        </text:list-item>
        <text:list-item>
          <text:p text:style-name="P17"><text:span text:style-name="Strong_20_Emphasis"><text:span text:style-name="T8">whois</text:span></text:span><text:span text:style-name="T5"> </text:span><text:span text:style-name="Emphasis"><text:span text:style-name="Strong_20_Emphasis"><text:span text:style-name="T7">domínio</text:span></text:span></text:span><text:span text:style-name="T5"> retorna informações sobre o domínio (substituir a variável </text:span><text:span text:style-name="Emphasis"><text:span text:style-name="T6">domínio</text:span></text:span><text:span text:style-name="T5"> pelo endereço de um site ou o número IP)</text:span></text:p>
        </text:list-item>
        <text:list-item>
          <text:p text:style-name="P17"><text:span text:style-name="Strong_20_Emphasis"><text:span text:style-name="T8">dig</text:span></text:span><text:span text:style-name="T5"> </text:span><text:span text:style-name="Emphasis"><text:span text:style-name="Strong_20_Emphasis"><text:span text:style-name="T7">domínio</text:span></text:span></text:span><text:span text:style-name="T5"> retorna informações de DNS para o domínio (substituir a variável </text:span><text:span text:style-name="Emphasis"><text:span text:style-name="T6">host</text:span></text:span><text:span text:style-name="T5"> pelo domínio de um site ou o número IP)</text:span></text:p>
        </text:list-item>
        <text:list-item>
          <text:p text:style-name="P17"><text:span text:style-name="Strong_20_Emphasis"><text:span text:style-name="T8">dig -x</text:span></text:span><text:span text:style-name="T5"> </text:span><text:span text:style-name="Emphasis"><text:span text:style-name="Strong_20_Emphasis"><text:span text:style-name="T7">host</text:span></text:span></text:span><text:span text:style-name="T5"> mostra o retorno reverso para um host (substituir a variável </text:span><text:span text:style-name="Emphasis"><text:span text:style-name="T6">host</text:span></text:span><text:span text:style-name="T5"> pelo domínio de um site ou o número IP)</text:span></text:p>
        </text:list-item>
        <text:list-item>
          <text:p text:style-name="P17"><text:span text:style-name="Strong_20_Emphasis"><text:span text:style-name="T8">wget</text:span></text:span><text:span text:style-name="T5"> </text:span><text:span text:style-name="Emphasis"><text:span text:style-name="Strong_20_Emphasis"><text:span text:style-name="T7">arq</text:span></text:span></text:span><text:span text:style-name="T5"> faz o download de arquivo (arq) (substituir a variável </text:span><text:span text:style-name="Emphasis"><text:span text:style-name="T6">arq</text:span></text:span><text:span text:style-name="T5"> pelo endereço online do arquivo)</text:span></text:p>
        </text:list-item>
        <text:list-item>
          <text:p text:style-name="P17"><text:span text:style-name="Strong_20_Emphasis"><text:span text:style-name="T8">wget -c</text:span></text:span><text:span text:style-name="T5"> </text:span><text:span text:style-name="Emphasis"><text:span text:style-name="Strong_20_Emphasis"><text:span text:style-name="T7">arq</text:span></text:span></text:span><text:span text:style-name="T5"> continua o download interrompido de um arquivo (arq) (substituir a variável </text:span><text:span text:style-name="Emphasis"><text:span text:style-name="T6">arq</text:span></text:span><text:span text:style-name="T5"> pelo endereço online do arquivo)</text:span></text:p>
        </text:list-item>
      </text:list>
      <text:p text:style-name="P13"><text:span text:style-name="Strong_20_Emphasis"><text:span text:style-name="Emphasis"><text:span text:style-name="T7">Instalação a partir do código fonte (source code); os comandos devem ser digitados na sequência em um terminal, um de cada vez:</text:span></text:span></text:span></text:p>
      <text:list xml:id="list1216865790" text:style-name="L5">
        <text:list-item>
          <text:p text:style-name="P18"><text:span text:style-name="Strong_20_Emphasis"><text:span text:style-name="T8">./configure</text:span></text:span></text:p>
        </text:list-item>
        <text:list-item>
          <text:p text:style-name="P18"><text:span text:style-name="Strong_20_Emphasis"><text:span text:style-name="T8">make</text:span></text:span></text:p>
        </text:list-item>
        <text:list-item>
          <text:p text:style-name="P18"><text:span text:style-name="Strong_20_Emphasis"><text:span text:style-name="T8">make install</text:span></text:span></text:p>
        </text:list-item>
      </text:list>
      <text:p text:style-name="P5"/>
      <text:h text:style-name="P3" text:outline-level="3"><text:span text:style-name="Strong_20_Emphasis"><text:span text:style-name="T10">Comandos de instaladores</text:span></text:span></text:h>
      <text:list xml:id="list1260138868" text:style-name="L6">
        <text:list-item>
          <text:p text:style-name="P19"><text:span text:style-name="Strong_20_Emphasis"><text:span text:style-name="T8">dpkg -i</text:span></text:span><text:span text:style-name="T5"> </text:span><text:span text:style-name="Emphasis"><text:span text:style-name="Strong_20_Emphasis"><text:span text:style-name="T7">deb</text:span></text:span></text:span><text:span text:style-name="T5"> instala um pacote DEB (distros Debian) (substituir a variável </text:span><text:span text:style-name="Emphasis"><text:span text:style-name="T6">pacote.deb</text:span></text:span><text:span text:style-name="T5"> pelo nome do pacote de programa)</text:span></text:p>
        </text:list-item>
        <text:list-item>
          <text:p text:style-name="P19"><text:span text:style-name="Strong_20_Emphasis"><text:span text:style-name="T8">rpm -Uvh</text:span></text:span><text:span text:style-name="T5"> </text:span><text:span text:style-name="Emphasis"><text:span text:style-name="Strong_20_Emphasis"><text:span text:style-name="T7">rpm</text:span></text:span></text:span><text:span text:style-name="T5"> instala um pacote RPM (Distros que utilizam RPM) (substituir a variável</text:span><text:span text:style-name="Emphasis"><text:span text:style-name="T6">pacote.rpm</text:span></text:span><text:span text:style-name="T5">pelo nome do pacote de programa)</text:span></text:p>
        </text:list-item>
      </text:list>
      <text:p text:style-name="P5"/>
      <text:h text:style-name="P3" text:outline-level="3"><text:span text:style-name="Strong_20_Emphasis"><text:span text:style-name="T10">Informações do sistema Linux</text:span></text:span></text:h>
      <text:list xml:id="list1101825924" text:style-name="L7">
        <text:list-item>
          <text:p text:style-name="P20"><text:span text:style-name="Strong_20_Emphasis"><text:span text:style-name="T8">arch:</text:span></text:span><text:span text:style-name="T5"> Mostre a arquitetura da máquina (1).</text:span></text:p>
        </text:list-item>
        <text:list-item>
          <text:p text:style-name="P20"><text:span text:style-name="Strong_20_Emphasis"><text:span text:style-name="T8">uname -m:</text:span></text:span><text:span text:style-name="T5"> Mostre a arquitetura da máquina (2).</text:span></text:p>
        </text:list-item>
        <text:list-item>
          <text:p text:style-name="P20"><text:span text:style-name="Strong_20_Emphasis"><text:span text:style-name="T8">uname -r:</text:span></text:span><text:span text:style-name="T5"> Mostre versão do kernel usada.</text:span></text:p>
        </text:list-item>
        <text:list-item>
          <text:p text:style-name="P20"><text:span text:style-name="Strong_20_Emphasis"><text:span text:style-name="T8">dmidecode -q:</text:span></text:span><text:span text:style-name="T5"> Mostre os componentes do sistema (hardware).</text:span></text:p>
        </text:list-item>
        <text:list-item>
          <text:p text:style-name="P20"><text:span text:style-name="Strong_20_Emphasis"><text:span text:style-name="T8">hdparm -i /dev/hda:</text:span></text:span><text:span text:style-name="T5"> Mostre as características de um disco rígido.</text:span></text:p>
        </text:list-item>
        <text:list-item>
          <text:p text:style-name="P20"><text:span text:style-name="Strong_20_Emphasis"><text:span text:style-name="T8">hdparm -tT /dev/sda:</text:span></text:span><text:span text:style-name="T5"> Execute teste de leitura em um disco rígido.</text:span></text:p>
        </text:list-item>
        <text:list-item>
          <text:p text:style-name="P20"><text:span text:style-name="Strong_20_Emphasis"><text:span text:style-name="T8">cat /proc/cpuinfo:</text:span></text:span><text:span text:style-name="T5"> Exiba informações da CPU.</text:span></text:p>
        </text:list-item>
        <text:list-item>
          <text:p text:style-name="P20"><text:span text:style-name="Strong_20_Emphasis"><text:span text:style-name="T8">cat /proc/interrupts:</text:span></text:span><text:span text:style-name="T5"> Mostre interrupções.</text:span></text:p>
        </text:list-item>
        <text:list-item>
          <text:p text:style-name="P20"><text:span text:style-name="Strong_20_Emphasis"><text:span text:style-name="T8">cat /proc/meminfo:</text:span></text:span><text:span text:style-name="T5"> verificar a utilização de memória.</text:span></text:p>
        </text:list-item>
        <text:list-item>
          <text:p text:style-name="P20"><text:span text:style-name="Strong_20_Emphasis"><text:span text:style-name="T8">cat /proc/swaps:df -h:</text:span></text:span><text:span text:style-name="T5"> Mostre o tamanho dos arquivos e diretórios ordenados por tamanho.</text:span></text:p>
        </text:list-item>
        <text:list-item>
          <text:p text:style-name="P20"><text:span text:style-name="Strong_20_Emphasis"><text:span text:style-name="T8">ls -lSr |more:</text:span></text:span><text:span text:style-name="T5"> Estimar o espaço usado pelo diretório ‘dir1’.</text:span></text:p>
        </text:list-item>
        <text:list-item>
          <text:p text:style-name="P20"><text:span text:style-name="Strong_20_Emphasis"><text:span text:style-name="T8">du -sh dir1:</text:span></text:span><text:span text:style-name="T5"> Mostre o tamanho dos arquivos e diretórios ordenados por tamanho.</text:span></text:p>
        </text:list-item>
        <text:list-item>
          <text:p text:style-name="P20"><text:span text:style-name="Strong_20_Emphasis"><text:span text:style-name="T8">du -sk * | sort -rn:</text:span></text:span><text:span text:style-name="T5"> mostra o espaço usado por pacotes rpm instalados organizado pelo tamanho (Fedora, Red Hat e outros).</text:span></text:p>
        </text:list-item>
        <text:list-item>
          <text:p text:style-name="P20"><text:span text:style-name="Strong_20_Emphasis"><text:span text:style-name="T8">rpm -q -a –qf ‘%10{SIZE}t%{NAME}n’ | sort -k1,1n:</text:span></text:span><text:span text:style-name="T5"> mostra o espaço usado por pacotes instalados, organizado pelo tamanho (Debian, Ubuntu e outros).</text:span></text:p>
        </text:list-item>
        <text:list-item>
          <text:p text:style-name="P20"><text:soft-page-break/><text:span text:style-name="Strong_20_Emphasis"><text:span text:style-name="T8">dpkg-query -W -f=’${Installed-Size;10}t${Package}n’ | sort -k1,1n:</text:span></text:span><text:span text:style-name="T5"> g&gt; Mostre arquivos de swap.</text:span></text:p>
        </text:list-item>
        <text:list-item>
          <text:p text:style-name="P20"><text:span text:style-name="Strong_20_Emphasis"><text:span text:style-name="T8">cat /proc/version:</text:span></text:span><text:span text:style-name="T5"> Exiba a versão do kernel.</text:span></text:p>
        </text:list-item>
        <text:list-item>
          <text:p text:style-name="P20"><text:span text:style-name="Strong_20_Emphasis"><text:span text:style-name="T8">cat /proc/net/dev:</text:span></text:span><text:span text:style-name="T5"> Mostre estatísticas e adaptadores de rede.</text:span></text:p>
        </text:list-item>
        <text:list-item>
          <text:p text:style-name="P20"><text:span text:style-name="Strong_20_Emphasis"><text:span text:style-name="T8">cat /proc/mounts:</text:span></text:span><text:span text:style-name="T5"> Mostre o sistema de arquivos montado.</text:span></text:p>
        </text:list-item>
        <text:list-item>
          <text:p text:style-name="P20"><text:span text:style-name="Strong_20_Emphasis"><text:span text:style-name="T8">lspci -tv:</text:span></text:span><text:span text:style-name="T5"> exiba os dispositivos PCI.</text:span></text:p>
        </text:list-item>
        <text:list-item>
          <text:p text:style-name="P20"><text:span text:style-name="Strong_20_Emphasis"><text:span text:style-name="T8">lsusb -tv:</text:span></text:span><text:span text:style-name="T5"> Mostre os dispositivos USB.</text:span></text:p>
        </text:list-item>
        <text:list-item>
          <text:p text:style-name="P20"><text:span text:style-name="Strong_20_Emphasis"><text:span text:style-name="T8">date:</text:span></text:span><text:span text:style-name="T5"> Mostre a data do sistema.</text:span></text:p>
        </text:list-item>
        <text:list-item>
          <text:p text:style-name="P20"><text:span text:style-name="Strong_20_Emphasis"><text:span text:style-name="T8">cal 2011:</text:span></text:span><text:span text:style-name="T5"> Visualizar o calendário em 2011.</text:span></text:p>
        </text:list-item>
        <text:list-item>
          <text:p text:style-name="P20"><text:span text:style-name="Strong_20_Emphasis"><text:span text:style-name="T8">cal 07 2011:</text:span></text:span><text:span text:style-name="T5"> Mostre o calendário para o mês de julho de 2011.</text:span></text:p>
        </text:list-item>
        <text:list-item>
          <text:p text:style-name="P20"><text:span text:style-name="Strong_20_Emphasis"><text:span text:style-name="T8">date 041217002011.00:</text:span></text:span><text:span text:style-name="T5"> Coloque (estado, ajustar) data e hora.</text:span></text:p>
        </text:list-item>
        <text:list-item>
          <text:p text:style-name="P20"><text:span text:style-name="Strong_20_Emphasis"><text:span text:style-name="T8">clock -w:</text:span></text:span><text:span text:style-name="T5"> Salve as alterações para a data na BIOS.</text:span></text:p>
        </text:list-item>
      </text:list>
      <text:p text:style-name="P5"/>
      <text:h text:style-name="P3" text:outline-level="3"><text:span text:style-name="Strong_20_Emphasis"><text:span text:style-name="T10">Desligar (reinicialização do sistema ou logout)</text:span></text:span></text:h>
      <text:list xml:id="list1603600377" text:style-name="L8">
        <text:list-item>
          <text:p text:style-name="P21"><text:span text:style-name="Strong_20_Emphasis"><text:span text:style-name="T8">shutdown -h now:</text:span></text:span><text:span text:style-name="T5"> Desligue o sistema (1).</text:span></text:p>
        </text:list-item>
        <text:list-item>
          <text:p text:style-name="P21"><text:span text:style-name="Strong_20_Emphasis"><text:span text:style-name="T8">init 0:</text:span></text:span><text:span text:style-name="T5"> Desligue o sistema (2).</text:span></text:p>
        </text:list-item>
        <text:list-item>
          <text:p text:style-name="P21"><text:span text:style-name="Strong_20_Emphasis"><text:span text:style-name="T8">telinit 0:</text:span></text:span><text:span text:style-name="T5"> Desligue o sistema (3).</text:span></text:p>
        </text:list-item>
        <text:list-item>
          <text:p text:style-name="P21"><text:span text:style-name="Strong_20_Emphasis"><text:span text:style-name="T8">halt:</text:span></text:span><text:span text:style-name="T5"> Desligue o sistema (4).</text:span></text:p>
        </text:list-item>
        <text:list-item>
          <text:p text:style-name="P21"><text:span text:style-name="Strong_20_Emphasis"><text:span text:style-name="T8">shutdown -h hours:</text:span></text:span><text:span text:style-name="T5"> minutos e</text:span></text:p>
        </text:list-item>
        <text:list-item>
          <text:p text:style-name="P21"><text:span text:style-name="Strong_20_Emphasis"><text:span text:style-name="T8">shutdown -c:</text:span></text:span><text:span text:style-name="T5"> Cancele um desligamento do sistema planejado.</text:span></text:p>
        </text:list-item>
        <text:list-item>
          <text:p text:style-name="P21"><text:span text:style-name="Strong_20_Emphasis"><text:span text:style-name="T8">shutdown -r now:</text:span></text:span><text:span text:style-name="T5"> Reinicie (1).</text:span></text:p>
        </text:list-item>
        <text:list-item>
          <text:p text:style-name="P21"><text:span text:style-name="Strong_20_Emphasis"><text:span text:style-name="T8">reboot</text:span></text:span><text:span text:style-name="T5">: Reinicie (2).</text:span></text:p>
        </text:list-item>
        <text:list-item>
          <text:p text:style-name="P21"><text:span text:style-name="Strong_20_Emphasis"><text:span text:style-name="T8">logout:</text:span></text:span><text:span text:style-name="T5"> Feche a sessão.</text:span></text:p>
        </text:list-item>
      </text:list>
      <text:p text:style-name="P5"/>
      <text:h text:style-name="P3" text:outline-level="3"><text:span text:style-name="Strong_20_Emphasis"><text:span text:style-name="T10">Arquivos e diretórios</text:span></text:span></text:h>
      <text:list xml:id="list3139381710" text:style-name="L9">
        <text:list-item>
          <text:p text:style-name="P22"><text:span text:style-name="Strong_20_Emphasis"><text:span text:style-name="T8">cd /home:</text:span></text:span><text:span text:style-name="T5"> Digite o diretório “em casa”.</text:span></text:p>
        </text:list-item>
        <text:list-item>
          <text:p text:style-name="P22"><text:span text:style-name="Strong_20_Emphasis"><text:span text:style-name="T8">cd ..:</text:span></text:span><text:span text:style-name="T5"> Volte um nível.</text:span></text:p>
        </text:list-item>
        <text:list-item>
          <text:p text:style-name="P22"><text:span text:style-name="Strong_20_Emphasis"><text:span text:style-name="T8">cd ../..:</text:span></text:span><text:span text:style-name="T5"> volta 2 níveis.</text:span></text:p>
        </text:list-item>
        <text:list-item>
          <text:p text:style-name="P22"><text:span text:style-name="Strong_20_Emphasis"><text:span text:style-name="T8">cd:</text:span></text:span><text:span text:style-name="T5"> Vá para o diretório de raiz.</text:span></text:p>
        </text:list-item>
        <text:list-item>
          <text:p text:style-name="P22"><text:span text:style-name="Strong_20_Emphasis"><text:span text:style-name="T8">cd ~user1:</text:span></text:span><text:span text:style-name="T5"> Vá para o diretório de user1.</text:span></text:p>
        </text:list-item>
        <text:list-item>
          <text:p text:style-name="P22"><text:span text:style-name="Strong_20_Emphasis"><text:span text:style-name="T8">cd -:</text:span></text:span><text:span text:style-name="T5"> Volte para o diretório anterior.</text:span></text:p>
        </text:list-item>
        <text:list-item>
          <text:p text:style-name="P22"><text:span text:style-name="Strong_20_Emphasis"><text:span text:style-name="T8">pwd:</text:span></text:span><text:span text:style-name="T5"> Mostre o caminho do diretório de trabalho.</text:span></text:p>
        </text:list-item>
        <text:list-item>
          <text:p text:style-name="P22"><text:span text:style-name="Strong_20_Emphasis"><text:span text:style-name="T8">ls:</text:span></text:span><text:span text:style-name="T5"> consulte os arquivos em um diretório.</text:span></text:p>
        </text:list-item>
        <text:list-item>
          <text:p text:style-name="P22"><text:span text:style-name="Strong_20_Emphasis"><text:span text:style-name="T8">ls -F:</text:span></text:span><text:span text:style-name="T5"> consulte os arquivos em um diretório.</text:span></text:p>
        </text:list-item>
        <text:list-item>
          <text:p text:style-name="P22"><text:span text:style-name="Strong_20_Emphasis"><text:span text:style-name="T8">ls -l:</text:span></text:span><text:span text:style-name="T5"> mostre detalhes de arquivos e pastas em um diretório.</text:span></text:p>
        </text:list-item>
        <text:list-item>
          <text:p text:style-name="P22"><text:span text:style-name="Strong_20_Emphasis"><text:span text:style-name="T8">ls -a:</text:span></text:span><text:span text:style-name="T5"> Mostre arquivos ocultos.</text:span></text:p>
        </text:list-item>
        <text:list-item>
          <text:p text:style-name="P22"><text:span text:style-name="Strong_20_Emphasis"><text:span text:style-name="T8">ls *[0-9]*:</text:span></text:span><text:span text:style-name="T5"> Mostre arquivos e pastas que contêm números.</text:span></text:p>
        </text:list-item>
        <text:list-item>
          <text:p text:style-name="P22"><text:span text:style-name="Strong_20_Emphasis"><text:span text:style-name="T8">tree:</text:span></text:span><text:span text:style-name="T5"> Mostre arquivos e pastas em uma árvore a partir da raiz. (1)</text:span></text:p>
        </text:list-item>
        <text:list-item>
          <text:p text:style-name="P22"><text:span text:style-name="Strong_20_Emphasis"><text:span text:style-name="T8">lstree:</text:span></text:span><text:span text:style-name="T5"> Mostre arquivos e pastas em uma árvore a partir da raiz. (2)</text:span></text:p>
        </text:list-item>
        <text:list-item>
          <text:p text:style-name="P22"><text:span text:style-name="Strong_20_Emphasis"><text:span text:style-name="T8">mkdir dir1:</text:span></text:span><text:span text:style-name="T5"> Crie uma pasta ou diretório com nome ‘dir1’.</text:span></text:p>
        </text:list-item>
        <text:list-item>
          <text:p text:style-name="P22"><text:span text:style-name="Strong_20_Emphasis"><text:span text:style-name="T8">mkdir dir1 dir2:</text:span></text:span><text:span text:style-name="T5"> Crie duas pastas ou diretórios simultaneamente (criando dois diretórios ao mesmo tempo).</text:span></text:p>
        </text:list-item>
        <text:list-item>
          <text:p text:style-name="P22"><text:span text:style-name="Strong_20_Emphasis"><text:span text:style-name="T8">mkdir -p /tmp/dir1/dir2:</text:span></text:span><text:span text:style-name="T5"> Crie uma árvore de diretório.</text:span></text:p>
        </text:list-item>
        <text:list-item>
          <text:p text:style-name="P22"><text:span text:style-name="Strong_20_Emphasis"><text:span text:style-name="T8">rm -f file1:</text:span></text:span><text:span text:style-name="T5"> Exclua o arquivo chamado ‘arquivo1’.</text:span></text:p>
        </text:list-item>
        <text:list-item>
          <text:p text:style-name="P22"><text:span text:style-name="Strong_20_Emphasis"><text:span text:style-name="T8">rmdir dir1:</text:span></text:span><text:span text:style-name="T5"> Exclua a pasta chamada ‘dir1’.</text:span></text:p>
        </text:list-item>
        <text:list-item>
          <text:p text:style-name="P22"><text:soft-page-break/><text:span text:style-name="Strong_20_Emphasis"><text:span text:style-name="T8">rm -rf dir1:</text:span></text:span><text:span text:style-name="T5"> exclua uma pasta chamada ‘dir1’ com seu conteúdo recursivamente. </text:span><text:span text:style-name="Emphasis"><text:span text:style-name="T6">(Se excluí-lo recursivo que estou a dizer que é com o seu conteúdo).</text:span></text:span></text:p>
        </text:list-item>
        <text:list-item>
          <text:p text:style-name="P22"><text:span text:style-name="Strong_20_Emphasis"><text:span text:style-name="T8">rm -rf dir1 dir2:</text:span></text:span><text:span text:style-name="T5"> Exclua duas pastas (diretórios) com seu conteúdo recursivamente.</text:span></text:p>
        </text:list-item>
        <text:list-item>
          <text:p text:style-name="P22"><text:span text:style-name="Strong_20_Emphasis"><text:span text:style-name="T8">mv dir1 new_dir:</text:span></text:span><text:span text:style-name="T5"> Renomear ou mover um arquivo ou pasta (diretório).</text:span></text:p>
        </text:list-item>
        <text:list-item>
          <text:p text:style-name="P22"><text:span text:style-name="Strong_20_Emphasis"><text:span text:style-name="T8">cp file1:</text:span></text:span><text:span text:style-name="T5"> Copie um arquivo.</text:span></text:p>
        </text:list-item>
        <text:list-item>
          <text:p text:style-name="P22"><text:span text:style-name="Strong_20_Emphasis"><text:span text:style-name="T8">cp file1 file2:</text:span></text:span><text:span text:style-name="T5"> Copie os dois arquivos ao mesmo tempo.</text:span></text:p>
        </text:list-item>
        <text:list-item>
          <text:p text:style-name="P22"><text:span text:style-name="Strong_20_Emphasis"><text:span text:style-name="T8">cp dir /* .:</text:span></text:span><text:span text:style-name="T5"> Copie todos os arquivos de um diretório dentro do diretório de trabalho atual.</text:span></text:p>
        </text:list-item>
        <text:list-item>
          <text:p text:style-name="P22"><text:span text:style-name="Strong_20_Emphasis"><text:span text:style-name="T8">cp -a /tmp/dir1 .:</text:span></text:span><text:span text:style-name="T5"> Copie um diretório dentro do diretório de trabalho atual.</text:span></text:p>
        </text:list-item>
        <text:list-item>
          <text:p text:style-name="P22"><text:span text:style-name="Strong_20_Emphasis"><text:span text:style-name="T8">cp -a dir1:</text:span></text:span><text:span text:style-name="T5"> Copie um diretório.</text:span></text:p>
        </text:list-item>
        <text:list-item>
          <text:p text:style-name="P22"><text:span text:style-name="Strong_20_Emphasis"><text:span text:style-name="T8">cp -a dir1 dir2:</text:span></text:span><text:span text:style-name="T5"> diretório de cópia dois em uníssono.</text:span></text:p>
        </text:list-item>
        <text:list-item>
          <text:p text:style-name="P22"><text:span text:style-name="Strong_20_Emphasis"><text:span text:style-name="T8">ln -s file1 lnk1:</text:span></text:span><text:span text:style-name="T5"> Crie um link simbólico para o arquivo ou diretório.</text:span></text:p>
        </text:list-item>
        <text:list-item>
          <text:p text:style-name="P22"><text:span text:style-name="Strong_20_Emphasis"><text:span text:style-name="T8">ln file1 lnk1:</text:span></text:span><text:span text:style-name="T5"> Crie um vínculo físico para o arquivo ou diretório.</text:span></text:p>
        </text:list-item>
        <text:list-item>
          <text:p text:style-name="P22"><text:span text:style-name="Strong_20_Emphasis"><text:span text:style-name="T8">touch -t 0712250000 file1:</text:span></text:span><text:span text:style-name="T5"> modifica o tempo real (tempo de criação) de um arquivo ou diretório.</text:span></text:p>
        </text:list-item>
        <text:list-item>
          <text:p text:style-name="P22"><text:span text:style-name="Strong_20_Emphasis"><text:span text:style-name="T8">file file1:</text:span></text:span><text:span text:style-name="T5"> saída (despejo na tela) do tipo mime de um arquivo de texto.</text:span></text:p>
        </text:list-item>
        <text:list-item>
          <text:p text:style-name="P22"><text:span text:style-name="Strong_20_Emphasis"><text:span text:style-name="T8">iconv -l:</text:span></text:span><text:span text:style-name="T5"> listas de cifras conhecidas.</text:span></text:p>
        </text:list-item>
        <text:list-item>
          <text:p text:style-name="P22"><text:span text:style-name="Strong_20_Emphasis"><text:span text:style-name="T8">iconv -f fromEncoding -t toEncoding inputFile &gt; outputFile:</text:span></text:span><text:span text:style-name="T5"> Crie uma nova forma de arquivo de entrada assumindo que está codificado em fromEncoding e convertê-lo para ToEncoding.</text:span></text:p>
        </text:list-item>
        <text:list-item>
          <text:p text:style-name="P22"><text:span text:style-name="Strong_20_Emphasis"><text:span text:style-name="T8">find . -maxdepth 1 -name *.jpg –print -exec convert ”{}” -resize 80×60 “thumbs/{}” \;: </text:span></text:span><text:span text:style-name="T5">agrupando arquivos dimensionados no diretório atual e enviá-los aos diretórios em visualização de miniaturas (requer o converso do ImagemagicK).</text:span></text:p>
        </text:list-item>
      </text:list>
      <text:p text:style-name="P5"/>
      <text:h text:style-name="P3" text:outline-level="3"><text:span text:style-name="Strong_20_Emphasis"><text:span text:style-name="T10">Encontrar arquivos</text:span></text:span></text:h>
      <text:list xml:id="list3407462510" text:style-name="L10">
        <text:list-item>
          <text:p text:style-name="P23"><text:span text:style-name="Strong_20_Emphasis"><text:span text:style-name="T8">find / -name file1:</text:span></text:span><text:span text:style-name="T5"> busca de arquivo e diretório da raiz do sistema.</text:span></text:p>
        </text:list-item>
        <text:list-item>
          <text:p text:style-name="P23"><text:span text:style-name="Strong_20_Emphasis"><text:span text:style-name="T8">find / -user user1:</text:span></text:span><text:span text:style-name="T5"> Encontre arquivos e diretórios pertencentes ao usuário ‘user1’.</text:span></text:p>
        </text:list-item>
        <text:list-item>
          <text:p text:style-name="P23"><text:span text:style-name="Strong_20_Emphasis"><text:span text:style-name="T8">find /home/user1 -name \*.bin:</text:span></text:span><text:span text:style-name="T5"> Procure arquivos com extensão ‘. bin’ no diretório ‘/ home/user1’.</text:span></text:p>
        </text:list-item>
        <text:list-item>
          <text:p text:style-name="P23"><text:span text:style-name="Strong_20_Emphasis"><text:span text:style-name="T8">find /usr/bin -type f -atime +100:</text:span></text:span><text:span text:style-name="T5"> Pesquisar arquivos binários não utilizados nos últimos 100 dias.</text:span></text:p>
        </text:list-item>
        <text:list-item>
          <text:p text:style-name="P23"><text:span text:style-name="Strong_20_Emphasis"><text:span text:style-name="T8">find /usr/bin -type f -mtime -10:</text:span></text:span><text:span text:style-name="T5"> Pesquisar arquivos criados ou alterados nos últimos 10 dias.</text:span></text:p>
        </text:list-item>
        <text:list-item>
          <text:p text:style-name="P23"><text:span text:style-name="Strong_20_Emphasis"><text:span text:style-name="T8">find / -name \*.rpm -exec chmod 755 ‘{}’ \;:</text:span></text:span><text:span text:style-name="T5"> Procure arquivos com extensão ‘. rpm’ e modificar permissões.</text:span></text:p>
        </text:list-item>
        <text:list-item>
          <text:p text:style-name="P23"><text:span text:style-name="Strong_20_Emphasis"><text:span text:style-name="T8">find / -xdev -name \*.rpm:</text:span></text:span><text:span text:style-name="T5"> Procure arquivos com extensão ‘. rpm’ ignorando a mídia removível, como CD-ROM, pen-drive, etc…</text:span></text:p>
        </text:list-item>
        <text:list-item>
          <text:p text:style-name="P23"><text:span text:style-name="Strong_20_Emphasis"><text:span text:style-name="T8">locate \*.ps:</text:span></text:span><text:span text:style-name="T5"> encontrar arquivos com a extensão ‘. ps primeiro executado com o comando “updatedb’.</text:span></text:p>
        </text:list-item>
        <text:list-item>
          <text:p text:style-name="P23"><text:span text:style-name="Strong_20_Emphasis"><text:span text:style-name="T8">whereis halt:</text:span></text:span><text:span text:style-name="T5"> Mostre a localização de um arquivo binário, a ajuda ou a fonte. Neste caso ele pergunta onde está o comando ‘parada’.</text:span></text:p>
        </text:list-item>
        <text:list-item>
          <text:p text:style-name="P23"><text:soft-page-break/><text:span text:style-name="Strong_20_Emphasis"><text:span text:style-name="T8">which halt:</text:span></text:span><text:span text:style-name="T5"> mostrar o caminho completo (o caminho completo) para um binário / executável.</text:span></text:p>
        </text:list-item>
      </text:list>
      <text:p text:style-name="P5"/>
      <text:h text:style-name="P3" text:outline-level="3"><text:span text:style-name="Strong_20_Emphasis"><text:span text:style-name="T10">Trabalhando com sistema de arquivos</text:span></text:span></text:h>
      <text:list xml:id="list1224074400" text:style-name="L11">
        <text:list-item>
          <text:p text:style-name="P24"><text:span text:style-name="Strong_20_Emphasis"><text:span text:style-name="T8">mount /dev/hda2 /mnt/hda2:</text:span></text:span><text:span text:style-name="T5"> Monte um disco chamado hda2. Primeiro, verifique a existência do diretório ‘/ mnt/hda2’; Se você não estiver, você deve criá-lo.</text:span></text:p>
        </text:list-item>
        <text:list-item>
          <text:p text:style-name="P24"><text:span text:style-name="Strong_20_Emphasis"><text:span text:style-name="T8">umount /dev/hda2:</text:span></text:span><text:span text:style-name="T5"> Remova um disco chamado hda2. Em primeiro lugar, do ponto de ‘ / mnt/hda2.</text:span></text:p>
        </text:list-item>
        <text:list-item>
          <text:p text:style-name="P24"><text:span text:style-name="Strong_20_Emphasis"><text:span text:style-name="T8">fuser -km /mnt/hda2:</text:span></text:span><text:span text:style-name="T5"> Force a remoção quando o dispositivo está ocupado.</text:span></text:p>
        </text:list-item>
        <text:list-item>
          <text:p text:style-name="P24"><text:span text:style-name="Strong_20_Emphasis"><text:span text:style-name="T8">umount -n /mnt/hda2:</text:span></text:span><text:span text:style-name="T5"> Execute a remoção sem ler o arquivo/etc/MTAB. Útil quando o arquivo é somente leitura ou o disco rígido está cheio.</text:span></text:p>
        </text:list-item>
        <text:list-item>
          <text:p text:style-name="P24"><text:span text:style-name="Strong_20_Emphasis"><text:span text:style-name="T8">mount /dev/fd0 /mnt/floppy:</text:span></text:span><text:span text:style-name="T5"> Monte um disco flexível (disquete).</text:span></text:p>
        </text:list-item>
        <text:list-item>
          <text:p text:style-name="P24"><text:span text:style-name="Strong_20_Emphasis"><text:span text:style-name="T8">mount /dev/cdrom /mnt/cdrom:</text:span></text:span><text:span text:style-name="T5"> montar um cdrom / dvdrom.</text:span></text:p>
        </text:list-item>
        <text:list-item>
          <text:p text:style-name="P24"><text:span text:style-name="Strong_20_Emphasis"><text:span text:style-name="T8">mount /dev/hdc /mnt/cdrecorder:</text:span></text:span><text:span text:style-name="T5"> Monte um cd gravável ou um dvdrom.</text:span></text:p>
        </text:list-item>
        <text:list-item>
          <text:p text:style-name="P24"><text:span text:style-name="Strong_20_Emphasis"><text:span text:style-name="T8">mount /dev/hdb /mnt/cdrecorder:</text:span></text:span><text:span text:style-name="T5"> montar um cd gravável / dvdrom (um dvd).</text:span></text:p>
        </text:list-item>
        <text:list-item>
          <text:p text:style-name="P24"><text:span text:style-name="Strong_20_Emphasis"><text:span text:style-name="T8">mount -o loop file.iso /mnt/cdrom:</text:span></text:span><text:span text:style-name="T5"> Monte um arquivo ou uma imagem iso.</text:span></text:p>
        </text:list-item>
        <text:list-item>
          <text:p text:style-name="P24"><text:span text:style-name="Strong_20_Emphasis"><text:span text:style-name="T8">mount -t vfat /dev/hda5 /mnt/hda5:</text:span></text:span><text:span text:style-name="T5"> Monte um sistema de aComandos rquivos FAT32.</text:span></text:p>
        </text:list-item>
        <text:list-item>
          <text:p text:style-name="P24"><text:span text:style-name="Strong_20_Emphasis"><text:span text:style-name="T8">mount /dev/sda1 /mnt/usbdisk:</text:span></text:span><text:span text:style-name="T5"> Monte uma memória ou um pen-drive usb (sem especificar o tipo de sistema de arquivos).</text:span></text:p>
        </text:list-item>
      </text:list>
      <text:p text:style-name="P5"/>
      <text:h text:style-name="P3" text:outline-level="3"><text:span text:style-name="Strong_20_Emphasis"><text:span text:style-name="T10">Espaço em disco</text:span></text:span></text:h>
      <text:list xml:id="list76122602" text:style-name="L12">
        <text:list-item>
          <text:p text:style-name="P25"><text:span text:style-name="Strong_20_Emphasis"><text:span text:style-name="T8">df -h:</text:span></text:span><text:span text:style-name="T5"> Mostre o tamanho dos arquivos e diretórios ordenados por tamanho.</text:span></text:p>
        </text:list-item>
        <text:list-item>
          <text:p text:style-name="P25"><text:span text:style-name="Strong_20_Emphasis"><text:span text:style-name="T8">ls -lSr |more:</text:span></text:span><text:span text:style-name="T5"> Estimar o espaço usado pelo diretório ‘dir1’.</text:span></text:p>
        </text:list-item>
        <text:list-item>
          <text:p text:style-name="P25"><text:span text:style-name="Strong_20_Emphasis"><text:span text:style-name="T8">du -sh dir1:</text:span></text:span><text:span text:style-name="T5"> Mostre o tamanho dos arquivos e diretórios ordenados por tamanho.</text:span></text:p>
        </text:list-item>
        <text:list-item>
          <text:p text:style-name="P25"><text:span text:style-name="Strong_20_Emphasis"><text:span text:style-name="T8">du -sk * | sort -rn:</text:span></text:span><text:span text:style-name="T5"> mostra o espaço usado por pacotes rpm instalados organizado pelo tamanho (Fedora, Red Hat e outros).</text:span></text:p>
        </text:list-item>
        <text:list-item>
          <text:p text:style-name="P25"><text:span text:style-name="Strong_20_Emphasis"><text:span text:style-name="T8">rpm -q -a –qf ‘%10{SIZE}t%{NAME}n’ | sort -k1,1n:</text:span></text:span><text:span text:style-name="T5"> mostra o espaço usado por pacotes instalados, organizado pelo tamanho (Debian, Ubuntu e outros).</text:span></text:p>
        </text:list-item>
        <text:list-item>
          <text:p text:style-name="P25"><text:span text:style-name="Strong_20_Emphasis"><text:span text:style-name="T8">dpkg-query -W -f=’${Installed-Size;10}t${Package}n’ | sort -k1,1n: </text:span></text:span><text:span text:style-name="T5">Mostrar (no Debian ou derivados) uma lista com 25 pacotes instalados que consomem mais espaço (em ordem decrescente)</text:span></text:p>
        </text:list-item>
      </text:list>
      <text:p text:style-name="P5"/>
      <text:h text:style-name="P3" text:outline-level="3"><text:span text:style-name="Strong_20_Emphasis"><text:span text:style-name="T10">Usuários e grupos</text:span></text:span></text:h>
      <text:list xml:id="list2924493907" text:style-name="L13">
        <text:list-item>
          <text:p text:style-name="P26"><text:span text:style-name="Strong_20_Emphasis"><text:span text:style-name="T8">groupadd nombre_del_grupo:</text:span></text:span><text:span text:style-name="T5"> Crie um novo grupo.</text:span></text:p>
        </text:list-item>
        <text:list-item>
          <text:p text:style-name="P26"><text:span text:style-name="Strong_20_Emphasis"><text:span text:style-name="T8">groupdel nombre_del_grupo:</text:span></text:span><text:span text:style-name="T5"> Exclua um grupo.</text:span></text:p>
        </text:list-item>
        <text:list-item>
          <text:p text:style-name="P26"><text:span text:style-name="Strong_20_Emphasis"><text:span text:style-name="T8">groupmod -n nuevo_nombre_del_grupo viejo_nombre_del_grupo:</text:span></text:span><text:span text:style-name="T5"> Renomear um grupo.</text:span></text:p>
        </text:list-item>
        <text:list-item>
          <text:p text:style-name="P26"><text:span text:style-name="Strong_20_Emphasis"><text:span text:style-name="T8">useradd -c “Name Surname ” -g</text:span></text:span><text:span text:style-name="T5"> </text:span><text:span text:style-name="Strong_20_Emphasis"><text:span text:style-name="T8">admin</text:span></text:span><text:span text:style-name="T5"> </text:span><text:span text:style-name="Strong_20_Emphasis"><text:span text:style-name="T8">-d /home/user1 -s /bin/bash user1:</text:span></text:span><text:span text:style-name="T5"> Crie um novo usuário “admin” do grupo.</text:span></text:p>
        </text:list-item>
        <text:list-item>
          <text:p text:style-name="P26"><text:span text:style-name="Strong_20_Emphasis"><text:span text:style-name="T8">useradd user1:</text:span></text:span><text:span text:style-name="T5"> Crie um novo usuário.</text:span></text:p>
        </text:list-item>
        <text:list-item>
          <text:p text:style-name="P26"><text:soft-page-break/><text:span text:style-name="Strong_20_Emphasis"><text:span text:style-name="T8">userdel -r user1:</text:span></text:span><text:span text:style-name="T5"> excluir um usuário (‘-r’ elimina o diretório Home).</text:span></text:p>
        </text:list-item>
        <text:list-item>
          <text:p text:style-name="P26"><text:span text:style-name="Strong_20_Emphasis"><text:span text:style-name="T8">usermod -c “User FTP” -g system -d /ftp/user1 -s /bin/nologin user1:</text:span></text:span><text:span text:style-name="T5"> Altere os atributos do usuário.</text:span></text:p>
        </text:list-item>
        <text:list-item>
          <text:p text:style-name="P26"><text:span text:style-name="Strong_20_Emphasis"><text:span text:style-name="T8">passwd:</text:span></text:span><text:span text:style-name="T5"> Altere senha.</text:span></text:p>
        </text:list-item>
        <text:list-item>
          <text:p text:style-name="P26"><text:span text:style-name="Strong_20_Emphasis"><text:span text:style-name="T8">passwd user1:</text:span></text:span><text:span text:style-name="T5"> Altere a senha do usuário (apenas pelo root).</text:span></text:p>
        </text:list-item>
        <text:list-item>
          <text:p text:style-name="P26"><text:span text:style-name="Strong_20_Emphasis"><text:span text:style-name="T8">chage -E 2011-12-31 user1:</text:span></text:span><text:span text:style-name="T5"> Defina um limite de tempo para a senha do usuário. Neste caso, ele diz que a chave expira a 31 de dezembro de 2011.Informações do sistema Linux</text:span></text:p>
        </text:list-item>
        <text:list-item>
          <text:p text:style-name="P26"><text:span text:style-name="Strong_20_Emphasis"><text:span text:style-name="T8">pwck:</text:span></text:span><text:span text:style-name="T5"> Verifique a sintaxe correta ‘/ etc/passwd’ arquivo formato e a existência de usuários.</text:span></text:p>
        </text:list-item>
        <text:list-item>
          <text:p text:style-name="P26"><text:span text:style-name="Strong_20_Emphasis"><text:span text:style-name="T8">grpck:</text:span></text:span><text:span text:style-name="T5"> Verifique a sintaxe correta e formato do arquivo ‘/ etc/grupo’ e a existência de grupos.</text:span></text:p>
        </text:list-item>
        <text:list-item>
          <text:p text:style-name="P26"><text:span text:style-name="Strong_20_Emphasis"><text:span text:style-name="T8">newgrp group_name:</text:span></text:span><text:span text:style-name="T5"> Registre um novo grupo para alterar o grupo padrão dos arquivos recém-criados.</text:span></text:p>
        </text:list-item>
      </text:list>
      <text:p text:style-name="P5"/>
      <text:h text:style-name="P3" text:outline-level="3"><text:span text:style-name="Strong_20_Emphasis"><text:span text:style-name="T10">Permissões de Arquivos (+ Adiciona e – Remover permissões)</text:span></text:span></text:h>
      <text:list xml:id="list3533556416" text:style-name="L14">
        <text:list-item>
          <text:p text:style-name="P27"><text:span text:style-name="Strong_20_Emphasis"><text:span text:style-name="T8">ls -lh:</text:span></text:span><text:span text:style-name="T5"> Mostre permissões.</text:span></text:p>
        </text:list-item>
        <text:list-item>
          <text:p text:style-name="P27"><text:span text:style-name="Strong_20_Emphasis"><text:span text:style-name="T8">ls /tmp | pr -T5 -W$COLUMNS:</text:span></text:span><text:span text:style-name="T5"> Divida o terminal em 5 colunas.</text:span></text:p>
        </text:list-item>
        <text:list-item>
          <text:p text:style-name="P27"><text:span text:style-name="Strong_20_Emphasis"><text:span text:style-name="T8">chmod ugo+rwx directory1:</text:span></text:span><text:span text:style-name="T5"> definir permissões de leitura®, gravar (w) e executar (x) para o dono (u), grupo (g) e outros (ou) no diretório ‘arquivo1’.</text:span></text:p>
        </text:list-item>
        <text:list-item>
          <text:p text:style-name="P27"><text:span text:style-name="Strong_20_Emphasis"><text:span text:style-name="T8">chmod go-rwx directory1:</text:span></text:span><text:span text:style-name="T5"> Remove® a permissão de leitura, gravação (w) e grupo de implementação (x) (g) e outros (ou) no diretório ‘arquivo1’.</text:span></text:p>
        </text:list-item>
        <text:list-item>
          <text:p text:style-name="P27"><text:span text:style-name="Strong_20_Emphasis"><text:span text:style-name="T8">chown user1 file1:</text:span></text:span><text:span text:style-name="T5"> Altere o proprietário de um arquivo.</text:span></text:p>
        </text:list-item>
        <text:list-item>
          <text:p text:style-name="P27"><text:span text:style-name="Strong_20_Emphasis"><text:span text:style-name="T8">chown -R user1 directory1:</text:span></text:span><text:span text:style-name="T5"> Altere o proprietário de um diretório e todos os arquivos e diretórios contidos dentro.</text:span></text:p>
        </text:list-item>
        <text:list-item>
          <text:p text:style-name="P27"><text:span text:style-name="Strong_20_Emphasis"><text:span text:style-name="T8">chgrp group1 file1:</text:span></text:span><text:span text:style-name="T5"> Altere o grupo de arquivos.</text:span></text:p>
        </text:list-item>
        <text:list-item>
          <text:p text:style-name="P27"><text:span text:style-name="Strong_20_Emphasis"><text:span text:style-name="T8">chown user1:</text:span></text:span><text:span text:style-name="T5"> Grupo1 arquivo1</text:span></text:p>
        </text:list-item>
        <text:list-item>
          <text:p text:style-name="P27"><text:span text:style-name="Strong_20_Emphasis"><text:span text:style-name="T8">find / -perm -u+s:</text:span></text:span><text:span text:style-name="T5"> Ver todos os arquivos com sistema SUID configurado.</text:span></text:p>
        </text:list-item>
        <text:list-item>
          <text:p text:style-name="P27"><text:span text:style-name="Strong_20_Emphasis"><text:span text:style-name="T8">chmod u+s /bin/file1:</text:span></text:span><text:span text:style-name="T5"> Defina o bit SUID em um arquivo binário. O usuário que está executando esse arquivo adquire os mesmos privilégios como proprietário.</text:span></text:p>
        </text:list-item>
        <text:list-item>
          <text:p text:style-name="P27"><text:span text:style-name="Strong_20_Emphasis"><text:span text:style-name="T8">chmod u-s /bin/file1:</text:span></text:span><text:span text:style-name="T5"> Desabilite o bit SUID em um arquivo binário.</text:span></text:p>
        </text:list-item>
        <text:list-item>
          <text:p text:style-name="P27"><text:span text:style-name="Strong_20_Emphasis"><text:span text:style-name="T8">chmod g+s /home/public:</text:span></text:span><text:span text:style-name="T5"> definir o SGID bit em um diretório – semelhante ao SUID, mas para o diretório.</text:span></text:p>
        </text:list-item>
        <text:list-item>
          <text:p text:style-name="P27"><text:span text:style-name="Strong_20_Emphasis"><text:span text:style-name="T8">chmod g-s /home/public:</text:span></text:span><text:span text:style-name="T5"> Desative o bit SGID em um diretório.</text:span></text:p>
        </text:list-item>
        <text:list-item>
          <text:p text:style-name="P27"><text:span text:style-name="Strong_20_Emphasis"><text:span text:style-name="T8">chmod o+t /home/public:</text:span></text:span><text:span text:style-name="T5"> conjunto STIKY bit em um diretório. Permite a exclusão de arquivos somente para os legítimos proprietários.</text:span></text:p>
        </text:list-item>
        <text:list-item>
          <text:p text:style-name="P27"><text:span text:style-name="Strong_20_Emphasis"><text:span text:style-name="T8">chmod o-t /home/public:</text:span></text:span><text:span text:style-name="T5"> Desative STIKY bit em um diretório.</text:span></text:p>
        </text:list-item>
      </text:list>
      <text:p text:style-name="P5"/>
      <text:h text:style-name="P3" text:outline-level="3"><text:span text:style-name="Strong_20_Emphasis"><text:span text:style-name="T10">Atributos especiais de arquivo: (“+” Adiciona e “–” Remover permissões)</text:span></text:span></text:h>
      <text:list xml:id="list3310117990" text:style-name="L15">
        <text:list-item>
          <text:p text:style-name="P28"><text:span text:style-name="Strong_20_Emphasis"><text:span text:style-name="T8">chattr +a file1:</text:span></text:span><text:span text:style-name="T5"> permite gravar apenas abrindo um arquivo acrescentar modo.</text:span></text:p>
        </text:list-item>
        <text:list-item>
          <text:p text:style-name="P28"><text:span text:style-name="Strong_20_Emphasis"><text:span text:style-name="T8">chattr +c file1:</text:span></text:span><text:span text:style-name="T5"> permite que um arquivo a ser compactado / descompactado automaticamente.</text:span></text:p>
        </text:list-item>
        <text:list-item>
          <text:p text:style-name="P28"><text:soft-page-break/><text:span text:style-name="Strong_20_Emphasis"><text:span text:style-name="T8">chattr +d file1:</text:span></text:span><text:span text:style-name="T5"> Ele garante que o programa ignore excluir os arquivos durante o backup.</text:span></text:p>
        </text:list-item>
        <text:list-item>
          <text:p text:style-name="P28"><text:span text:style-name="Strong_20_Emphasis"><text:span text:style-name="T8">chattr +i file1:</text:span></text:span><text:span text:style-name="T5"> torna-se o arquivo inalterado, portanto não pode ser excluído, alterado, renomeado ou vinculado.</text:span></text:p>
        </text:list-item>
        <text:list-item>
          <text:p text:style-name="P28"><text:span text:style-name="Strong_20_Emphasis"><text:span text:style-name="T8">chattr +s file1:</text:span></text:span><text:span text:style-name="T5"> Permite que um arquivo a ser excluído com segurança.</text:span></text:p>
        </text:list-item>
        <text:list-item>
          <text:p text:style-name="P28"><text:span text:style-name="Strong_20_Emphasis"><text:span text:style-name="T8">chattr +S file1:</text:span></text:span><text:span text:style-name="T5"> Ele garante que um arquivo é modificado, as alterações são gravadas no modo síncrono, como com a sincronia.</text:span></text:p>
        </text:list-item>
        <text:list-item>
          <text:p text:style-name="P28"><text:span text:style-name="Strong_20_Emphasis"><text:span text:style-name="T8">chattr +u file1:</text:span></text:span><text:span text:style-name="T5"> Ele permite que você recuperar o conteúdo de um arquivo, mesmo se está cancelado.</text:span></text:p>
        </text:list-item>
        <text:list-item>
          <text:p text:style-name="P28"><text:span text:style-name="Strong_20_Emphasis"><text:span text:style-name="T8">lsattr:</text:span></text:span><text:span text:style-name="T5"> Mostre atributos especiais.</text:span></text:p>
        </text:list-item>
      </text:list>
      <text:p text:style-name="P5"/>
      <text:h text:style-name="P3" text:outline-level="3"><text:span text:style-name="Strong_20_Emphasis"><text:span text:style-name="T10">Arquivos e arquivos compactados</text:span></text:span></text:h>
      <text:list xml:id="list3673748378" text:style-name="L16">
        <text:list-item>
          <text:p text:style-name="P29"><text:span text:style-name="Strong_20_Emphasis"><text:span text:style-name="T8">bunzip2 file1.bz2:</text:span></text:span><text:span text:style-name="T5"> Descompacte um arquivo chamado ‘file1.bz2’.</text:span></text:p>
        </text:list-item>
        <text:list-item>
          <text:p text:style-name="P29"><text:span text:style-name="Strong_20_Emphasis"><text:span text:style-name="T8">bzip2 file1:</text:span></text:span><text:span text:style-name="T5"> comprime um arquivo chamado ‘file1’.</text:span></text:p>
        </text:list-item>
        <text:list-item>
          <text:p text:style-name="P29"><text:span text:style-name="Strong_20_Emphasis"><text:span text:style-name="T8">gunzip file1.gz:</text:span></text:span><text:span text:style-name="T5"> Descompacte um arquivo chamado ‘file1.gz’.</text:span></text:p>
        </text:list-item>
        <text:list-item>
          <text:p text:style-name="P29"><text:span text:style-name="Strong_20_Emphasis"><text:span text:style-name="T8">gzip file1:</text:span></text:span><text:span text:style-name="T5"> comprime um arquivo chamado ‘file1’.</text:span></text:p>
        </text:list-item>
        <text:list-item>
          <text:p text:style-name="P29"><text:span text:style-name="Strong_20_Emphasis"><text:span text:style-name="T8">gzip -9 file1:</text:span></text:span><text:span text:style-name="T5"> Comprima com compressão máxima.</text:span></text:p>
        </text:list-item>
        <text:list-item>
          <text:p text:style-name="P29"><text:span text:style-name="Strong_20_Emphasis"><text:span text:style-name="T8">rar a file1.rar test_file:</text:span></text:span><text:span text:style-name="T5"> Crie um arquivo com o rar chamado ‘file1.rar’.</text:span></text:p>
        </text:list-item>
        <text:list-item>
          <text:p text:style-name="P29"><text:span text:style-name="Strong_20_Emphasis"><text:span text:style-name="T8">rar a file1.rar file1 file2 dir1:</text:span></text:span><text:span text:style-name="T5"> Comprima ‘arquivo1’, ‘arquivo2’ e ‘dir1’ simultaneamente.</text:span></text:p>
        </text:list-item>
        <text:list-item>
          <text:p text:style-name="P29"><text:span text:style-name="Strong_20_Emphasis"><text:span text:style-name="T8">rar x file1.rar:</text:span></text:span><text:span text:style-name="T5"> Descompacte o arquivo rar.</text:span></text:p>
        </text:list-item>
        <text:list-item>
          <text:p text:style-name="P29"><text:span text:style-name="Strong_20_Emphasis"><text:span text:style-name="T8">unrar x file1.rar:</text:span></text:span><text:span text:style-name="T5"> Descompacte o arquivo rar.</text:span></text:p>
        </text:list-item>
        <text:list-item>
          <text:p text:style-name="P29"><text:span text:style-name="Strong_20_Emphasis"><text:span text:style-name="T8">tar -cvf archive.tar file1:</text:span></text:span><text:span text:style-name="T5"> Crie um tarball descompactado.</text:span></text:p>
        </text:list-item>
        <text:list-item>
          <text:p text:style-name="P29"><text:span text:style-name="Strong_20_Emphasis"><text:span text:style-name="T8">tar -cvf archive.tar file1 file2 dir1:</text:span></text:span><text:span text:style-name="T5"> Crie um arquivo contendo ‘arquivo1’, ‘ file2′ e ‘dir1’.</text:span></text:p>
        </text:list-item>
        <text:list-item>
          <text:p text:style-name="P29"><text:span text:style-name="Strong_20_Emphasis"><text:span text:style-name="T8">tar -tf archive.tar:</text:span></text:span><text:span text:style-name="T5"> exibir o conteúdo de um arquivo.</text:span></text:p>
        </text:list-item>
        <text:list-item>
          <text:p text:style-name="P29"><text:span text:style-name="Strong_20_Emphasis"><text:span text:style-name="T8">tar -xvf archive.tar:</text:span></text:span><text:span text:style-name="T5"> extrair um arquivo tar.</text:span></text:p>
        </text:list-item>
        <text:list-item>
          <text:p text:style-name="P29"><text:span text:style-name="Strong_20_Emphasis"><text:span text:style-name="T8">tar -xvf archive.tar -C /tmp:</text:span></text:span><text:span text:style-name="T5"> extrair um tarball em / tmp.</text:span></text:p>
        </text:list-item>
        <text:list-item>
          <text:p text:style-name="P29"><text:span text:style-name="Strong_20_Emphasis"><text:span text:style-name="T8">tar -cvfj archive.tar.bz2 dir1:</text:span></text:span><text:span text:style-name="T5"> Crie um arquivo tar compactado no bzip2.</text:span></text:p>
        </text:list-item>
        <text:list-item>
          <text:p text:style-name="P29"><text:span text:style-name="Strong_20_Emphasis"><text:span text:style-name="T8">tar -xvfj archive.tar.bz2:</text:span></text:span><text:span text:style-name="T5"> descompactar um arquivo compactado do bzip2 tar</text:span></text:p>
        </text:list-item>
        <text:list-item>
          <text:p text:style-name="P29"><text:span text:style-name="Strong_20_Emphasis"><text:span text:style-name="T8">tar -cvfz archive.tar.gz dir1:</text:span></text:span><text:span text:style-name="T5"> Crie um arquivo tar compactado em gzip.</text:span></text:p>
        </text:list-item>
        <text:list-item>
          <text:p text:style-name="P29"><text:span text:style-name="Strong_20_Emphasis"><text:span text:style-name="T8">tar -xvfz archive.tar.gz:</text:span></text:span><text:span text:style-name="T5"> Descompacte um arquivo tar do gzip compactado.</text:span></text:p>
        </text:list-item>
        <text:list-item>
          <text:p text:style-name="P29"><text:span text:style-name="Strong_20_Emphasis"><text:span text:style-name="T8">zip file1.zip file1:</text:span></text:span><text:span text:style-name="T5"> Crie um arquivo compactado zip.</text:span></text:p>
        </text:list-item>
        <text:list-item>
          <text:p text:style-name="P29"><text:span text:style-name="Strong_20_Emphasis"><text:span text:style-name="T8">zip -r file1.zip file1 file2 dir1:</text:span></text:span><text:span text:style-name="T5"> compressão, zip, vários arquivos e diretórios simultaneamente.</text:span></text:p>
        </text:list-item>
        <text:list-item>
          <text:p text:style-name="P29"><text:span text:style-name="Strong_20_Emphasis"><text:span text:style-name="T8">unzip file1.zip:</text:span></text:span><text:span text:style-name="T5"> Descompacte um arquivo zip.</text:span></text:p>
        </text:list-item>
      </text:list>
      <text:p text:style-name="P5"/>
      <text:h text:style-name="P3" text:outline-level="3"><text:span text:style-name="Strong_20_Emphasis"><text:span text:style-name="T10">Pacotes RPM (Red Hat, Fedora e similares)</text:span></text:span></text:h>
      <text:list xml:id="list102812290" text:style-name="L17">
        <text:list-item>
          <text:p text:style-name="P30"><text:span text:style-name="Strong_20_Emphasis"><text:span text:style-name="T8">rpm -ivh package.rpm:</text:span></text:span><text:span text:style-name="T5"> Instale um pacote rpm.</text:span></text:p>
        </text:list-item>
        <text:list-item>
          <text:p text:style-name="P30"><text:span text:style-name="Strong_20_Emphasis"><text:span text:style-name="T8">rpm -ivh –nodeeps package.rpm:</text:span></text:span><text:span text:style-name="T5"> Instale um pacote rpm ignorar solicitações de dependências.</text:span></text:p>
        </text:list-item>
        <text:list-item>
          <text:p text:style-name="P30"><text:span text:style-name="Strong_20_Emphasis"><text:span text:style-name="T8">rpm -U package.rpm:</text:span></text:span><text:span text:style-name="T5"> atualize um pacote rpm sem alterar a configuração dos arquivos.</text:span></text:p>
        </text:list-item>
        <text:list-item>
          <text:p text:style-name="P30"><text:soft-page-break/><text:span text:style-name="Strong_20_Emphasis"><text:span text:style-name="T8">rpm -F package.rpm:</text:span></text:span><text:span text:style-name="T5"> atualize um pacote rpm somente se ele estiver instalado.</text:span></text:p>
        </text:list-item>
        <text:list-item>
          <text:p text:style-name="P30"><text:span text:style-name="Strong_20_Emphasis"><text:span text:style-name="T8">rpm -e package_name.rpm:</text:span></text:span><text:span text:style-name="T5"> Remova um pacote rpm.</text:span></text:p>
        </text:list-item>
        <text:list-item>
          <text:p text:style-name="P30"><text:span text:style-name="Strong_20_Emphasis"><text:span text:style-name="T8">rpm -qa:</text:span></text:span><text:span text:style-name="T5"> Mostre todos os pacotes rpm instalados no sistema.</text:span></text:p>
        </text:list-item>
        <text:list-item>
          <text:p text:style-name="P30"><text:span text:style-name="Strong_20_Emphasis"><text:span text:style-name="T8">rpm -qa | grep httpd:</text:span></text:span><text:span text:style-name="T5"> Mostre todos os rpm de pacotes com o nome “httpd”.</text:span></text:p>
        </text:list-item>
        <text:list-item>
          <text:p text:style-name="P30"><text:span text:style-name="Strong_20_Emphasis"><text:span text:style-name="T8">rpm -qi package_name:</text:span></text:span><text:span text:style-name="T5"> informações sobre um pacote específico instalado.</text:span></text:p>
        </text:list-item>
        <text:list-item>
          <text:p text:style-name="P30"><text:span text:style-name="Strong_20_Emphasis"><text:span text:style-name="T8">rpm -qg “System Environment/Daemons”:</text:span></text:span><text:span text:style-name="T5"> Mostar um grupo software pacotes rpm.</text:span></text:p>
        </text:list-item>
        <text:list-item>
          <text:p text:style-name="P30"><text:span text:style-name="Strong_20_Emphasis"><text:span text:style-name="T8">rpm -ql package_name:</text:span></text:span><text:span text:style-name="T5"> Mostre lista de arquivos fornecidos por um pacote rpm instalados.</text:span></text:p>
        </text:list-item>
        <text:list-item>
          <text:p text:style-name="P30"><text:span text:style-name="Strong_20_Emphasis"><text:span text:style-name="T8">rpm -qc package_name:</text:span></text:span><text:span text:style-name="T5"> Exiba a lista de arquivos, dada por uma configuração de pacote rpm instalados.</text:span></text:p>
        </text:list-item>
        <text:list-item>
          <text:p text:style-name="P30"><text:span text:style-name="Strong_20_Emphasis"><text:span text:style-name="T8">rpm -q package_name –whatrequires:</text:span></text:span><text:span text:style-name="T5"> Mostre lista de dependências que são solicitados para um pacote rpm.</text:span></text:p>
        </text:list-item>
        <text:list-item>
          <text:p text:style-name="P30"><text:span text:style-name="Strong_20_Emphasis"><text:span text:style-name="T8">rpm -q package_name –whatprovides:</text:span></text:span><text:span text:style-name="T5"> Mostar capacidade fornecida por um pacote rpm.</text:span></text:p>
        </text:list-item>
        <text:list-item>
          <text:p text:style-name="P30"><text:span text:style-name="Strong_20_Emphasis"><text:span text:style-name="T8">rpm -q package_name –scripts:</text:span></text:span><text:span text:style-name="T5"> Mostre scripts começados durante a remoção da instalação.</text:span></text:p>
        </text:list-item>
        <text:list-item>
          <text:p text:style-name="P30"><text:span text:style-name="Strong_20_Emphasis"><text:span text:style-name="T8">rpm -q package_name –changelog:</text:span></text:span><text:span text:style-name="T5"> Mostar o histórico das revisões de um pacote rpm.</text:span></text:p>
        </text:list-item>
        <text:list-item>
          <text:p text:style-name="P30"><text:span text:style-name="Strong_20_Emphasis"><text:span text:style-name="T8">rpm -qf /etc/httpd/conf/httpd.conf:</text:span></text:span><text:span text:style-name="T5"> Verificar qual rpm pacote pertence um determinado arquivo.</text:span></text:p>
        </text:list-item>
        <text:list-item>
          <text:p text:style-name="P30"><text:span text:style-name="Strong_20_Emphasis"><text:span text:style-name="T8">rpm -qp package.rpm -l:</text:span></text:span><text:span text:style-name="T5"> Mostre lista de arquivos fornecidos por um rpm do pacote que ainda não foi instalado.</text:span></text:p>
        </text:list-item>
        <text:list-item>
          <text:p text:style-name="P30"><text:span text:style-name="Strong_20_Emphasis"><text:span text:style-name="T8">rpm –import /media/cdrom/RPM-GPG-KEY:</text:span></text:span><text:span text:style-name="T5"> importe a assinatura digital chave pública.</text:span></text:p>
        </text:list-item>
        <text:list-item>
          <text:p text:style-name="P30"><text:span text:style-name="Strong_20_Emphasis"><text:span text:style-name="T8">rpm –checksig package.rpm:</text:span></text:span><text:span text:style-name="T5"> Verificar a integridade de um pacote rpm.</text:span></text:p>
        </text:list-item>
        <text:list-item>
          <text:p text:style-name="P30"><text:span text:style-name="Strong_20_Emphasis"><text:span text:style-name="T8">rpm -qa gpg-pubkey:</text:span></text:span><text:span text:style-name="T5"> Verificar a integridade de todos os pacotes rpm instalados.</text:span></text:p>
        </text:list-item>
        <text:list-item>
          <text:p text:style-name="P30"><text:span text:style-name="Strong_20_Emphasis"><text:span text:style-name="T8">rpm -V package_name:</text:span></text:span><text:span text:style-name="T5"> Verifique o tamanho do arquivo, licenças, tipos, proprietário, grupo, exame de saúde Resumo de MD5 e última modificado.</text:span></text:p>
        </text:list-item>
        <text:list-item>
          <text:p text:style-name="P30"><text:span text:style-name="Strong_20_Emphasis"><text:span text:style-name="T8">rpm -Va:</text:span></text:span><text:span text:style-name="T5"> verificar todos os pacotes rpm instalados no sistema. Use com cuidado.</text:span></text:p>
        </text:list-item>
        <text:list-item>
          <text:p text:style-name="P30"><text:span text:style-name="Strong_20_Emphasis"><text:span text:style-name="T8">rpm -Vp package.rpm:</text:span></text:span><text:span text:style-name="T5"> Verifique se que um pacote instalado ainda não rpm.</text:span></text:p>
        </text:list-item>
        <text:list-item>
          <text:p text:style-name="P30"><text:span text:style-name="Strong_20_Emphasis"><text:span text:style-name="T8">rpm2cpio package.rpm | cpio –extract –make-directories *bin*:</text:span></text:span><text:span text:style-name="T5"> Extraia o arquivo executável de um pacote rpm.</text:span></text:p>
        </text:list-item>
        <text:list-item>
          <text:p text:style-name="P30"><text:span text:style-name="Strong_20_Emphasis"><text:span text:style-name="T8">rpm -ivh /usr/src/redhat/RPMS/</text:span></text:span><text:span text:style-name="Strong_20_Emphasis"><text:span text:style-name="Source_20_Text"><text:span text:style-name="T9">arch</text:span></text:span></text:span><text:span text:style-name="Strong_20_Emphasis"><text:span text:style-name="T8">/package.rpm:</text:span></text:span><text:span text:style-name="T5"> Instale um pacote construído a partir de um rpm fonte.</text:span></text:p>
        </text:list-item>
        <text:list-item>
          <text:p text:style-name="P30"><text:span text:style-name="Strong_20_Emphasis"><text:span text:style-name="T8">rpmbuild –rebuild package_name.src.rpm:</text:span></text:span><text:span text:style-name="T5"> Construa um pacote rpm a partir de um rpm fonte.</text:span></text:p>
        </text:list-item>
      </text:list>
      <text:p text:style-name="P5"/>
      <text:h text:style-name="P3" text:outline-level="3"><text:soft-page-break/><text:span text:style-name="Strong_20_Emphasis"><text:span text:style-name="T10">Pacotes YUM Updater (Red Hat, Fedora e similares)</text:span></text:span></text:h>
      <text:list xml:id="list3131013469" text:style-name="L18">
        <text:list-item>
          <text:p text:style-name="P31"><text:span text:style-name="Strong_20_Emphasis"><text:span text:style-name="T8">yum install package_name:</text:span></text:span><text:span text:style-name="T5"> Baixar e instalar um pacote rpm.</text:span></text:p>
        </text:list-item>
        <text:list-item>
          <text:p text:style-name="P31"><text:span text:style-name="Strong_20_Emphasis"><text:span text:style-name="T8">yum localinstall package_name.rpm:</text:span></text:span><text:span text:style-name="T5"> Isto irá instalar um RPM e vai tentar resolver todas as dependências para você, usando seus repositórios.</text:span></text:p>
        </text:list-item>
        <text:list-item>
          <text:p text:style-name="P31"><text:span text:style-name="Strong_20_Emphasis"><text:span text:style-name="T8">yum update package_name.rpm:</text:span></text:span><text:span text:style-name="T5"> Atualize todos os pacotes rpm instalados no sistema.</text:span></text:p>
        </text:list-item>
        <text:list-item>
          <text:p text:style-name="P31"><text:span text:style-name="Strong_20_Emphasis"><text:span text:style-name="T8">yum update package_name:</text:span></text:span><text:span text:style-name="T5"> Upgrade / atualizar um pacote rpm.</text:span></text:p>
        </text:list-item>
        <text:list-item>
          <text:p text:style-name="P31"><text:span text:style-name="Strong_20_Emphasis"><text:span text:style-name="T8">yum remove package_name:</text:span></text:span><text:span text:style-name="T5"> Remova um pacote rpm.</text:span></text:p>
        </text:list-item>
        <text:list-item>
          <text:p text:style-name="P31"><text:span text:style-name="Strong_20_Emphasis"><text:span text:style-name="T8">yum list:</text:span></text:span><text:span text:style-name="T5"> Liste todos os pacotes instalados no sistema.</text:span></text:p>
        </text:list-item>
        <text:list-item>
          <text:p text:style-name="P31"><text:span text:style-name="Strong_20_Emphasis"><text:span text:style-name="T8">yum search package_name:</text:span></text:span><text:span text:style-name="T5"> Encontre um pacote no repositório rpm.</text:span></text:p>
        </text:list-item>
        <text:list-item>
          <text:p text:style-name="P31"><text:span text:style-name="Strong_20_Emphasis"><text:span text:style-name="T8">yum clean packages:</text:span></text:span><text:span text:style-name="T5"> Limpe um cache de rpm, apagando os pacotes baixados.</text:span></text:p>
        </text:list-item>
        <text:list-item>
          <text:p text:style-name="P31"><text:span text:style-name="Strong_20_Emphasis"><text:span text:style-name="T8">yum clean headers:</text:span></text:span><text:span text:style-name="T5"> exclua todo o cabeçalho de arquivos que o sistema usa para resolver a dependência.</text:span></text:p>
        </text:list-item>
        <text:list-item>
          <text:p text:style-name="P31"><text:span text:style-name="Strong_20_Emphasis"><text:span text:style-name="T8">yum clean all:</text:span></text:span><text:span text:style-name="T5"> Remova os arquivos de cache e o cabeçalho do pacote.</text:span></text:p>
        </text:list-item>
      </text:list>
      <text:p text:style-name="P5"/>
      <text:h text:style-name="P3" text:outline-level="3"><text:span text:style-name="Strong_20_Emphasis"><text:span text:style-name="T10">Pacotes deb (Debian, Ubuntu e derivados)</text:span></text:span></text:h>
      <text:list xml:id="list1724848077" text:style-name="L19">
        <text:list-item>
          <text:p text:style-name="P32"><text:span text:style-name="Strong_20_Emphasis"><text:span text:style-name="T8">dpkg -i package.deb:</text:span></text:span><text:span text:style-name="T5"> instalar / atualizar um pacote deb.</text:span></text:p>
        </text:list-item>
        <text:list-item>
          <text:p text:style-name="P32"><text:span text:style-name="Strong_20_Emphasis"><text:span text:style-name="T8">dpkg -r package_name:</text:span></text:span><text:span text:style-name="T5"> Remova uma deb para o pacote do sistema.</text:span></text:p>
        </text:list-item>
        <text:list-item>
          <text:p text:style-name="P32"><text:span text:style-name="Strong_20_Emphasis"><text:span text:style-name="T8">dpkg -l:</text:span></text:span><text:span text:style-name="T5"> Mostre todos os pacotes deb instalados no sistema.</text:span></text:p>
        </text:list-item>
        <text:list-item>
          <text:p text:style-name="P32"><text:span text:style-name="Strong_20_Emphasis"><text:span text:style-name="T8">dpkg -l | grep httpd:</text:span></text:span><text:span text:style-name="T5"> Mostre todos deb pacotes com o nome “httpd”</text:span></text:p>
        </text:list-item>
        <text:list-item>
          <text:p text:style-name="P32"><text:span text:style-name="Strong_20_Emphasis"><text:span text:style-name="T8">dpkg -s package_name:</text:span></text:span><text:span text:style-name="T5"> informações sobre um pacote específico instalado no seu sistema.</text:span></text:p>
        </text:list-item>
        <text:list-item>
          <text:p text:style-name="P32"><text:span text:style-name="Strong_20_Emphasis"><text:span text:style-name="T8">dpkg -L package_name:</text:span></text:span><text:span text:style-name="T5"> Mostar lista de arquivos fornecidos por um pacote instalado no sistema.</text:span></text:p>
        </text:list-item>
        <text:list-item>
          <text:p text:style-name="P32"><text:span text:style-name="Strong_20_Emphasis"><text:span text:style-name="T8">dpkg –contents package.deb:</text:span></text:span><text:span text:style-name="T5"> Mostre lista de arquivos fornecidos por um pacote não instalado ainda.</text:span></text:p>
        </text:list-item>
        <text:list-item>
          <text:p text:style-name="P32"><text:span text:style-name="Strong_20_Emphasis"><text:span text:style-name="T8">dpkg -S /bin/ping:</text:span></text:span><text:span text:style-name="T5"> Verificar qual pacote pertence um determinado arquivo.</text:span></text:p>
        </text:list-item>
      </text:list>
      <text:p text:style-name="P5"/>
      <text:h text:style-name="P3" text:outline-level="3"><text:span text:style-name="Strong_20_Emphasis"><text:span text:style-name="T10">Atualizador de pacotes APT (Debian, Ubuntu y derivados)</text:span></text:span></text:h>
      <text:list xml:id="list2784658662" text:style-name="L20">
        <text:list-item>
          <text:p text:style-name="P33"><text:span text:style-name="Strong_20_Emphasis"><text:span text:style-name="T8">apt-get install package_name:</text:span></text:span><text:span text:style-name="T5"> instalar / atualizar um pacote deb.</text:span></text:p>
        </text:list-item>
        <text:list-item>
          <text:p text:style-name="P33"><text:span text:style-name="Strong_20_Emphasis"><text:span text:style-name="T8">apt-cdrom install package_name:</text:span></text:span><text:span text:style-name="T5"> instalar / atualizar um pacote deb do cdrom.</text:span></text:p>
        </text:list-item>
        <text:list-item>
          <text:p text:style-name="P33"><text:span text:style-name="Strong_20_Emphasis"><text:span text:style-name="T8">apt-get update:</text:span></text:span><text:span text:style-name="T5"> Atualize a lista de pacotes.</text:span></text:p>
        </text:list-item>
        <text:list-item>
          <text:p text:style-name="P33"><text:span text:style-name="Strong_20_Emphasis"><text:span text:style-name="T8">apt-get upgrade:</text:span></text:span><text:span text:style-name="T5"> Atualize pacotes instalados todos.</text:span></text:p>
        </text:list-item>
        <text:list-item>
          <text:p text:style-name="P33"><text:span text:style-name="Strong_20_Emphasis"><text:span text:style-name="T8">apt-get remove package_name:</text:span></text:span><text:span text:style-name="T5"> Remova a instalação de um pacote deb do sistema.</text:span></text:p>
        </text:list-item>
        <text:list-item>
          <text:p text:style-name="P33"><text:span text:style-name="Strong_20_Emphasis"><text:span text:style-name="T8">apt-get check:</text:span></text:span><text:span text:style-name="T5"> Verifique se a resolução correta de dependências.</text:span></text:p>
        </text:list-item>
        <text:list-item>
          <text:p text:style-name="P33"><text:span text:style-name="Strong_20_Emphasis"><text:span text:style-name="T8">apt-get clean:</text:span></text:span><text:span text:style-name="T5"> limpar o cache de pacotes baixados.</text:span></text:p>
        </text:list-item>
        <text:list-item>
          <text:p text:style-name="P33"><text:span text:style-name="Strong_20_Emphasis"><text:span text:style-name="T8">apt-cache search searched-package:</text:span></text:span><text:span text:style-name="T5"> Retorna a lista de pacotes que corresponde à série ‘queria pacotes’.</text:span></text:p>
        </text:list-item>
      </text:list>
      <text:p text:style-name="P5"/>
      <text:h text:style-name="P3" text:outline-level="3"><text:span text:style-name="Strong_20_Emphasis"><text:span text:style-name="T10">Exibir o conteúdo de um arquivo</text:span></text:span></text:h>
      <text:list xml:id="list2109174107" text:style-name="L21">
        <text:list-item>
          <text:p text:style-name="P34"><text:span text:style-name="Strong_20_Emphasis"><text:span text:style-name="T8">cat file1:</text:span></text:span><text:span text:style-name="T5"> Ver o conteúdo de um arquivo a partir da primeira linha.</text:span></text:p>
        </text:list-item>
        <text:list-item>
          <text:p text:style-name="P34"><text:span text:style-name="Strong_20_Emphasis"><text:span text:style-name="T8">tac file1:</text:span></text:span><text:span text:style-name="T5"> Ver o conteúdo de um arquivo a partir da última linha.</text:span></text:p>
        </text:list-item>
        <text:list-item>
          <text:p text:style-name="P34"><text:span text:style-name="Strong_20_Emphasis"><text:span text:style-name="T8">more file1:</text:span></text:span><text:span text:style-name="T5"> Veja o conteúdo ao longo de um arquivo.</text:span></text:p>
        </text:list-item>
        <text:list-item>
          <text:p text:style-name="P34"><text:soft-page-break/><text:span text:style-name="Strong_20_Emphasis"><text:span text:style-name="T8">less file1:</text:span></text:span><text:span text:style-name="T5"> semelhantes para o comando ‘mais’ mas permite que você salve o arquivo, bem como o movimento para trás.</text:span></text:p>
        </text:list-item>
        <text:list-item>
          <text:p text:style-name="P34"><text:span text:style-name="Strong_20_Emphasis"><text:span text:style-name="T8">head -2 file1:</text:span></text:span><text:span text:style-name="T5"> Veja as duas primeiras linhas de um arquivo.</text:span></text:p>
        </text:list-item>
        <text:list-item>
          <text:p text:style-name="P34"><text:span text:style-name="Strong_20_Emphasis"><text:span text:style-name="T8">tail -2 file1:</text:span></text:span><text:span text:style-name="T5"> Ver as duas últimas linhas de um arquivo.</text:span></text:p>
        </text:list-item>
        <text:list-item>
          <text:p text:style-name="P34"><text:span text:style-name="Strong_20_Emphasis"><text:span text:style-name="T8">tail -f /var/log/messages:</text:span></text:span><text:span text:style-name="T5"> Ver em tempo real o que foi adicionado ao arquivo.</text:span></text:p>
        </text:list-item>
      </text:list>
      <text:p text:style-name="P5"/>
      <text:h text:style-name="P3" text:outline-level="3"><text:span text:style-name="Strong_20_Emphasis"><text:span text:style-name="T10">Manipulação de texto</text:span></text:span></text:h>
      <text:list xml:id="list3131099901" text:style-name="L22">
        <text:list-item>
          <text:p text:style-name="P35"><text:span text:style-name="Strong_20_Emphasis"><text:span text:style-name="T8">cat file1 file2 .. | command &lt;&gt; file1_in.txt_or_file1_out.txt:</text:span></text:span><text:span text:style-name="T5"> sintaxe geral para a manipulação de texto usando o tubo, STDIN e STDOUT.</text:span></text:p>
        </text:list-item>
        <text:list-item>
          <text:p text:style-name="P35"><text:span text:style-name="Strong_20_Emphasis"><text:span text:style-name="T8">cat file1 | command( sed, grep, awk, grep, etc…) &gt; result.txt:</text:span></text:span><text:span text:style-name="T5"> sintaxe geral para manipular um texto de um arquivo e escrever os resultados para um novo arquivo.</text:span></text:p>
        </text:list-item>
        <text:list-item>
          <text:p text:style-name="P35"><text:span text:style-name="Strong_20_Emphasis"><text:span text:style-name="T8">cat file1 | command( sed, grep, awk, grep, etc…) » result.txt:</text:span></text:span><text:span text:style-name="T5"> sintaxe geral para manipular um texto de um arquivo e adicionar o resultado em um arquivo existente.</text:span></text:p>
        </text:list-item>
        <text:list-item>
          <text:p text:style-name="P35"><text:span text:style-name="Strong_20_Emphasis"><text:span text:style-name="T8">grep Aug /var/log/messages:</text:span></text:span><text:span text:style-name="T5"> Procure as palavras “Ago” no arquivo ‘/ var/log/messages’.</text:span></text:p>
        </text:list-item>
        <text:list-item>
          <text:p text:style-name="P35"><text:span text:style-name="Strong_20_Emphasis"><text:span text:style-name="T8">grep ^Aug /var/log/messages:</text:span></text:span><text:span text:style-name="T5"> procurar palavras que começam com “Agosto” no arquivo ‘/ var/log/messages’</text:span></text:p>
        </text:list-item>
        <text:list-item>
          <text:p text:style-name="P35"><text:span text:style-name="Strong_20_Emphasis"><text:span text:style-name="T8">grep [0-9] /var/log/messages:</text:span></text:span><text:span text:style-name="T5"> Selecione todas as linhas no arquivo ‘/ var/log/messages’ que contêm números.</text:span></text:p>
        </text:list-item>
        <text:list-item>
          <text:p text:style-name="P35"><text:span text:style-name="Strong_20_Emphasis"><text:span text:style-name="T8">grep Aug -R /var/log/*:</text:span></text:span><text:span text:style-name="T5"> encontrar a seqüência de caracteres “Ago” no diretório ‘ / var/log ‘ e abaixo.</text:span></text:p>
        </text:list-item>
        <text:list-item>
          <text:p text:style-name="P35"><text:span text:style-name="Strong_20_Emphasis"><text:span text:style-name="T8">sed ‘s/stringa1/stringa2/g’ example.txt:</text:span></text:span><text:span text:style-name="T5"> Realocando “string1” com “string2” em Sample. txt</text:span></text:p>
        </text:list-item>
        <text:list-item>
          <text:p text:style-name="P35"><text:span text:style-name="Strong_20_Emphasis"><text:span text:style-name="T8">sed ‘/^$/d’ example.txt:</text:span></text:span><text:span text:style-name="T5"> remover todas as linhas em branco do sample. txt</text:span></text:p>
        </text:list-item>
        <text:list-item>
          <text:p text:style-name="P35"><text:span text:style-name="Strong_20_Emphasis"><text:span text:style-name="T8">sed ‘/ *#/d; /^$/d’ example.txt:</text:span></text:span><text:span text:style-name="T5"> excluir comentários e linhas em branco de Sample. txt</text:span></text:p>
        </text:list-item>
        <text:list-item>
          <text:p text:style-name="P35"><text:span text:style-name="Strong_20_Emphasis"><text:span text:style-name="T8">echo ‘esempio’ | tr ‘[:</text:span></text:span><text:span text:style-name="T5"> baixa</text:span></text:p>
        </text:list-item>
        <text:list-item>
          <text:p text:style-name="P35"><text:span text:style-name="Strong_20_Emphasis"><text:span text:style-name="T8">sed -e ‘1d’ result.txt:</text:span></text:span><text:span text:style-name="T5"> elimina a primeira linha do arquivo Sample. txt</text:span></text:p>
        </text:list-item>
        <text:list-item>
          <text:p text:style-name="P35"><text:span text:style-name="Strong_20_Emphasis"><text:span text:style-name="T8">sed -n ‘/stringa1/p’:</text:span></text:span><text:span text:style-name="T5"> exibir somente as linhas que contêm a palavra “string1”.</text:span></text:p>
        </text:list-item>
      </text:list>
      <text:p text:style-name="P5"/>
      <text:h text:style-name="P3" text:outline-level="3"><text:span text:style-name="Strong_20_Emphasis"><text:span text:style-name="T10">Estabelecer o formato de conversão de arquivos</text:span></text:span></text:h>
      <text:list xml:id="list27402342" text:style-name="L23">
        <text:list-item>
          <text:p text:style-name="P36"><text:span text:style-name="Strong_20_Emphasis"><text:span text:style-name="T8">dos2unix filedos.txt fileunix.txt:</text:span></text:span><text:span text:style-name="T5"> Converta um formato de arquivo de texto do MSDOS para UNIX.</text:span></text:p>
        </text:list-item>
        <text:list-item>
          <text:p text:style-name="P36"><text:span text:style-name="Strong_20_Emphasis"><text:span text:style-name="T8">unix2dos fileunix.txt filedos.txt:</text:span></text:span><text:span text:style-name="T5"> Converta um formato de arquivo de texto do UNIX para MSDOS.</text:span></text:p>
        </text:list-item>
        <text:list-item>
          <text:p text:style-name="P36"><text:span text:style-name="Strong_20_Emphasis"><text:span text:style-name="T8">recode ..HTML &lt; page.txt &gt; page.html:</text:span></text:span><text:span text:style-name="T5"> Converta um arquivo de texto para html.</text:span></text:p>
        </text:list-item>
        <text:list-item>
          <text:p text:style-name="P36"><text:span text:style-name="Strong_20_Emphasis"><text:span text:style-name="T8">recode -l | more:</text:span></text:span><text:span text:style-name="T5"> Mostre todas as conversões de formato disponíveis.</text:span></text:p>
        </text:list-item>
      </text:list>
      <text:p text:style-name="P5"/>
      <text:h text:style-name="P3" text:outline-level="3"><text:span text:style-name="Strong_20_Emphasis"><text:span text:style-name="T10">Análise de sistema de arquivos</text:span></text:span></text:h>
      <text:list xml:id="list2312180963" text:style-name="L24">
        <text:list-item>
          <text:p text:style-name="P37"><text:span text:style-name="Strong_20_Emphasis"><text:span text:style-name="T8">badblocks -v /dev/hda1:</text:span></text:span><text:span text:style-name="T5"> Verifica os blocos defeituosos no disco hda1.</text:span></text:p>
        </text:list-item>
        <text:list-item>
          <text:p text:style-name="P37"><text:soft-page-break/><text:span text:style-name="Strong_20_Emphasis"><text:span text:style-name="T8">fsck /dev/hda1:</text:span></text:span><text:span text:style-name="T5"> reparar / verificar a integridade do arquivo do sistema Linux no disco hda1.</text:span></text:p>
        </text:list-item>
        <text:list-item>
          <text:p text:style-name="P37"><text:span text:style-name="Strong_20_Emphasis"><text:span text:style-name="T8">ext2 /dev/hda1:</text:span></text:span><text:span text:style-name="T5"> reparação / verificar a integridade do sistema de arquivo ext2 no disco hda1.</text:span></text:p>
        </text:list-item>
        <text:list-item>
          <text:p text:style-name="P37"><text:span text:style-name="Strong_20_Emphasis"><text:span text:style-name="T8">e2fsck /dev/hda1:</text:span></text:span><text:span text:style-name="T5"> reparação / verificar a integridade do sistema de arquivo ext2 no disco hda1.</text:span></text:p>
        </text:list-item>
        <text:list-item>
          <text:p text:style-name="P37"><text:span text:style-name="Strong_20_Emphasis"><text:span text:style-name="T8">e2fsck -j /dev/hda1:</text:span></text:span><text:span text:style-name="T5"> reparação / verificar a integridade do sistema de arquivo ext3 no disco hda1.</text:span></text:p>
        </text:list-item>
        <text:list-item>
          <text:p text:style-name="P37"><text:span text:style-name="Strong_20_Emphasis"><text:span text:style-name="T8">ext3 /dev/hda1:</text:span></text:span><text:span text:style-name="T5"> reparação / verificar a integridade do sistema de arquivo ext3 no disco hda1.</text:span></text:p>
        </text:list-item>
        <text:list-item>
          <text:p text:style-name="P37"><text:span text:style-name="Strong_20_Emphasis"><text:span text:style-name="T8">vfat /dev/hda1:</text:span></text:span><text:span text:style-name="T5"> reparação / verificar integridade do arquivo sistema disco fat hda1.</text:span></text:p>
        </text:list-item>
        <text:list-item>
          <text:p text:style-name="P37"><text:span text:style-name="Strong_20_Emphasis"><text:span text:style-name="T8">msdos /dev/hda1:</text:span></text:span><text:span text:style-name="T5"> reparar / verificar a integridade de um arquivo a partir do dos sistema disco hda1.</text:span></text:p>
        </text:list-item>
        <text:list-item>
          <text:p text:style-name="P37"><text:span text:style-name="Strong_20_Emphasis"><text:span text:style-name="T8">dosfsck /dev/hda1:</text:span></text:span><text:span text:style-name="T5"> reparar / verificar a integridade de um arquivo a partir do dos sistema disco hda1.</text:span></text:p>
        </text:list-item>
      </text:list>
      <text:p text:style-name="P5"/>
      <text:h text:style-name="P4" text:outline-level="3">Formatar sistema de arquivos</text:h>
      <text:list xml:id="list748723300" text:style-name="L25">
        <text:list-item>
          <text:p text:style-name="P38"><text:span text:style-name="Strong_20_Emphasis"><text:span text:style-name="T8">mkfs /dev/hda1:</text:span></text:span><text:span text:style-name="T5"> Verifica os blocos defeituosos no disco hda1.</text:span></text:p>
        </text:list-item>
        <text:list-item>
          <text:p text:style-name="P38"><text:span text:style-name="Strong_20_Emphasis"><text:span text:style-name="T8">mke2fs /dev/hda1:</text:span></text:span><text:span text:style-name="T5"> reparar / verificar a integridade do arquivo do sistema Linux no disco hda1.</text:span></text:p>
        </text:list-item>
        <text:list-item>
          <text:p text:style-name="P38"><text:span text:style-name="Strong_20_Emphasis"><text:span text:style-name="T8">mke2fs -j /dev/hda1:</text:span></text:span><text:span text:style-name="T5"> reparação / verificar a integridade do sistema de arquivo ext2 no disco hda1.</text:span></text:p>
        </text:list-item>
        <text:list-item>
          <text:p text:style-name="P38"><text:span text:style-name="Strong_20_Emphasis"><text:span text:style-name="T8">mkfs -t vfat 32 -F /dev/hda1:</text:span></text:span><text:span text:style-name="T5"> reparação / verificar a integridade do sistema de arquivo ext2 no disco hda1.</text:span></text:p>
        </text:list-item>
        <text:list-item>
          <text:p text:style-name="P38"><text:span text:style-name="Strong_20_Emphasis"><text:span text:style-name="T8">fdformat -n /dev/fd0:</text:span></text:span><text:span text:style-name="T5"> reparação / verificar a integridade do sistema de arquivo ext3 no disco hda1.</text:span></text:p>
        </text:list-item>
        <text:list-item>
          <text:p text:style-name="P38"><text:span text:style-name="Strong_20_Emphasis"><text:span text:style-name="T8">mkswap /dev/hda3:</text:span></text:span><text:span text:style-name="T5"> reparação / verificar a integridade do sistema de arquivo ext3 no disco hda1.</text:span></text:p>
        </text:list-item>
      </text:list>
      <text:p text:style-name="P5"/>
      <text:h text:style-name="P3" text:outline-level="3"><text:span text:style-name="Strong_20_Emphasis"><text:span text:style-name="T10">Backups</text:span></text:span></text:h>
      <text:list xml:id="list1158617044" text:style-name="L26">
        <text:list-item>
          <text:p text:style-name="P39"><text:span text:style-name="Strong_20_Emphasis"><text:span text:style-name="T8">dump -0aj -f /tmp/home0.bak /home:</text:span></text:span><text:span text:style-name="T5"> Fazer um completo salvar do directório ‘/Home’.</text:span></text:p>
        </text:list-item>
        <text:list-item>
          <text:p text:style-name="P39"><text:span text:style-name="Strong_20_Emphasis"><text:span text:style-name="T8">dump -1aj -f /tmp/home0.bak /home:</text:span></text:span><text:span text:style-name="T5"> Fazer um Backup incremental do diretório ‘ /home’.</text:span></text:p>
        </text:list-item>
        <text:list-item>
          <text:p text:style-name="P39"><text:span text:style-name="Strong_20_Emphasis"><text:span text:style-name="T8">restore -if /tmp/home0.bak:</text:span></text:span><text:span text:style-name="T5"> Restaurando um save interativamente.</text:span></text:p>
        </text:list-item>
        <text:list-item>
          <text:p text:style-name="P39"><text:span text:style-name="Strong_20_Emphasis"><text:span text:style-name="T8">rsync -rogpav –delete /home /tmp:</text:span></text:span><text:span text:style-name="T5"> Sincronização entre diretórios.</text:span></text:p>
        </text:list-item>
        <text:list-item>
          <text:p text:style-name="P39"><text:span text:style-name="Strong_20_Emphasis"><text:span text:style-name="T8">rsync -rogpav -e ssh –delete /home ip_address:</text:span></text:span><text:span text:style-name="T5"> rsync através do túnel SSH.</text:span></text:p>
        </text:list-item>
        <text:list-item>
          <text:p text:style-name="P39"><text:span text:style-name="Strong_20_Emphasis"><text:span text:style-name="T8">rsync -az -e ssh –delete ip_addr:</text:span></text:span><text:span text:style-name="T5"> Sincronizar um diretório local com um diretório remoto via ssh e compressão.</text:span></text:p>
        </text:list-item>
        <text:list-item>
          <text:p text:style-name="P39"><text:span text:style-name="Strong_20_Emphasis"><text:span text:style-name="T8">rsync -az -e ssh –delete /home/local ip_addr:</text:span></text:span><text:span text:style-name="T5"> sincronizar um diretório remoto em um diretório local através de ssh e compressão.</text:span></text:p>
        </text:list-item>
        <text:list-item>
          <text:p text:style-name="P39"><text:soft-page-break/><text:span text:style-name="Strong_20_Emphasis"><text:span text:style-name="T8">dd bs=1M if=/dev/hda | gzip | ssh</text:span></text:span><text:span text:style-name="T5"> </text:span><text:span text:style-name="Strong_20_Emphasis"><text:span text:style-name="T8">user@ip_addr ‘dd of=hda.gz’:</text:span></text:span><text:span text:style-name="T5"> fazer um salvamento em um disco rígido em um host remoto através de ssh.</text:span></text:p>
        </text:list-item>
        <text:list-item>
          <text:p text:style-name="P39"><text:span text:style-name="Strong_20_Emphasis"><text:span text:style-name="T8">dd if=/dev/sda of=/tmp/file1:</text:span></text:span><text:span text:style-name="T5"> Salve o conteúdo de um disco rígido para um arquivo. (Neste caso o disco rígido é “sda” e o arquivo “file1”).</text:span></text:p>
        </text:list-item>
        <text:list-item>
          <text:p text:style-name="P39"><text:span text:style-name="Strong_20_Emphasis"><text:span text:style-name="T8">tar -Puf backup.tar /home/user:</text:span></text:span><text:span text:style-name="T5"> Salvar os diretórios/etc e a raiz (excluindo o conteúdo do subdiretório/root/dir1 /) em um arquivo compactado, cujo nome inclui a data e hora atual.</text:span></text:p>
        </text:list-item>
        <text:list-item>
          <text:p text:style-name="P39"><text:span text:style-name="Strong_20_Emphasis"><text:span text:style-name="T8">( cd /tmp/local/ &amp;&amp; tar c . ) | ssh -C</text:span></text:span><text:span text:style-name="T5"> </text:span><text:span text:style-name="Strong_20_Emphasis"><text:span text:style-name="T8">user@ip_addr ‘cd /home/share/ &amp;&amp; tar x -p’:</text:span></text:span><text:span text:style-name="T5"> Copie o conteúdo de um diretório em um diretório remoto através de ssh.</text:span></text:p>
        </text:list-item>
        <text:list-item>
          <text:p text:style-name="P39"><text:span text:style-name="Strong_20_Emphasis"><text:span text:style-name="T8">( tar c /home ) | ssh -C</text:span></text:span><text:span text:style-name="T5"> </text:span><text:span text:style-name="Strong_20_Emphasis"><text:span text:style-name="T8">user@ip_addr ‘cd /home/backup-home &amp;&amp; tar x -p’:</text:span></text:span><text:span text:style-name="T5"> copiar um diretório local em um diretório remoto através de ssh.</text:span></text:p>
        </text:list-item>
        <text:list-item>
          <text:p text:style-name="P39"><text:span text:style-name="Strong_20_Emphasis"><text:span text:style-name="T8">tar cf – . | (cd /tmp/backup ; tar xf – ):</text:span></text:span><text:span text:style-name="T5"> cópia local preservando licenças e links de um diretório para outro.</text:span></text:p>
        </text:list-item>
        <text:list-item>
          <text:p text:style-name="P39"><text:span text:style-name="Strong_20_Emphasis"><text:span text:style-name="T8">find /home/user1 -name ‘*.txt’ | xargs cp -av –target-directory=/home/backup/ –parents:</text:span></text:span><text:span text:style-name="T5">encontrar e copiar todos os arquivos com extensão ‘. txt’ de um diretório para outro</text:span></text:p>
        </text:list-item>
        <text:list-item>
          <text:p text:style-name="P39"><text:span text:style-name="Strong_20_Emphasis"><text:span text:style-name="T8">find /var/log -name ‘*.log’ | tar cv –files-from=- | bzip2 &gt; log.tar.bz2:</text:span></text:span><text:span text:style-name="T5"> encontrar todos os arquivos com extensão ‘. log’ e fazer um arquivo bzip.</text:span></text:p>
        </text:list-item>
        <text:list-item>
          <text:p text:style-name="P39"><text:span text:style-name="Strong_20_Emphasis"><text:span text:style-name="T8">dd if=/dev/hda of=/dev/fd0 bs=512 count=1:</text:span></text:span><text:span text:style-name="T5"> Faça uma cópia do MRB (Master Boot Record) para um disquete.</text:span></text:p>
        </text:list-item>
        <text:list-item>
          <text:p text:style-name="P39"><text:span text:style-name="Strong_20_Emphasis"><text:span text:style-name="T8">dd if=/dev/fd0 of=/dev/hda bs=512 count=1: </text:span></text:span><text:span text:style-name="T5">Restaurar a cópia da (MBR Master Boot Record) gravada no disquete.</text:span></text:p>
        </text:list-item>
      </text:list>
      <text:p text:style-name="P5"/>
      <text:h text:style-name="P3" text:outline-level="3"><text:span text:style-name="Strong_20_Emphasis"><text:span text:style-name="T10">CD-ROM</text:span></text:span></text:h>
      <text:list xml:id="list4266170120" text:style-name="L27">
        <text:list-item>
          <text:p text:style-name="P40"><text:span text:style-name="Strong_20_Emphasis"><text:span text:style-name="T8">cdrecord -v gracetime=2 dev=/dev/cdrom -eject blank=fast -force:</text:span></text:span><text:span text:style-name="T5"> limpar ou apagar um cd regravável.</text:span></text:p>
        </text:list-item>
        <text:list-item>
          <text:p text:style-name="P40"><text:span text:style-name="Strong_20_Emphasis"><text:span text:style-name="T8">mkisofs /dev/cdrom &gt; cd.iso:</text:span></text:span><text:span text:style-name="T5"> Crie uma imagem iso do CD-ROM no disco.</text:span></text:p>
        </text:list-item>
        <text:list-item>
          <text:p text:style-name="P40"><text:span text:style-name="Strong_20_Emphasis"><text:span text:style-name="T8">mkisofs /dev/cdrom | gzip &gt; cd_iso.gz:</text:span></text:span><text:span text:style-name="T5"> Crie uma imagem iso compactada do CD-ROM no disco.</text:span></text:p>
        </text:list-item>
        <text:list-item>
          <text:p text:style-name="P40"><text:span text:style-name="Strong_20_Emphasis"><text:span text:style-name="T8">mkisofs -J -allow-leading-dots -R -V “Label CD” -iso-level 4 -o ./cd.iso data_cd:</text:span></text:span><text:span text:style-name="T5"> Crie uma imagem iso de um diretório.</text:span></text:p>
        </text:list-item>
        <text:list-item>
          <text:p text:style-name="P40"><text:span text:style-name="Strong_20_Emphasis"><text:span text:style-name="T8">cdrecord -v dev=/dev/cdrom cd.iso:</text:span></text:span><text:span text:style-name="T5"> grave uma imagem iso.</text:span></text:p>
        </text:list-item>
        <text:list-item>
          <text:p text:style-name="P40"><text:span text:style-name="Strong_20_Emphasis"><text:span text:style-name="T8">gzip -dc cd_iso.gz | cdrecord dev=/dev/cdrom –:</text:span></text:span><text:span text:style-name="T5"> grave uma imagem iso comprimida.</text:span></text:p>
        </text:list-item>
        <text:list-item>
          <text:p text:style-name="P40"><text:span text:style-name="Strong_20_Emphasis"><text:span text:style-name="T8">mount -o loop cd.iso /mnt/iso:</text:span></text:span><text:span text:style-name="T5"> Monte uma imagem iso.</text:span></text:p>
        </text:list-item>
        <text:list-item>
          <text:p text:style-name="P40"><text:span text:style-name="Strong_20_Emphasis"><text:span text:style-name="T8">cd-paranoia -B:</text:span></text:span><text:span text:style-name="T5"> Tire músicas de um cd para arquivos wav.</text:span></text:p>
        </text:list-item>
        <text:list-item>
          <text:p text:style-name="P40"><text:span text:style-name="Strong_20_Emphasis"><text:span text:style-name="T8">cd-paranoia – ”-3”:</text:span></text:span><text:span text:style-name="T5"> Pegue as 3 primeiras músicas de um cd para arquivos wav.</text:span></text:p>
        </text:list-item>
        <text:list-item>
          <text:p text:style-name="P40"><text:span text:style-name="Strong_20_Emphasis"><text:span text:style-name="T8">cdrecord –scanbus:</text:span></text:span><text:span text:style-name="T5"> varredura de ônibus para identificar o canal</text:span></text:p>
        </text:list-item>
        <text:list-item>
          <text:p text:style-name="P40"><text:span text:style-name="Strong_20_Emphasis"><text:span text:style-name="T8">dd if=/dev/hdc | md5sum:</text:span></text:span><text:span text:style-name="T5"> Execute um md5sum em um dispositivo, como um CD.</text:span></text:p>
        </text:list-item>
      </text:list>
      <text:p text:style-name="P5"/>
      <text:h text:style-name="P3" text:outline-level="3"><text:soft-page-break/><text:span text:style-name="Strong_20_Emphasis"><text:span text:style-name="T10">Redes (LAN e Wi-Fi)</text:span></text:span></text:h>
      <text:list xml:id="list900589913" text:style-name="L28">
        <text:list-item>
          <text:p text:style-name="P41"><text:span text:style-name="Strong_20_Emphasis"><text:span text:style-name="T8">ifconfig eth0:</text:span></text:span><text:span text:style-name="T5"> Mostre a configuração de uma placa de rede Ethernet.</text:span></text:p>
        </text:list-item>
        <text:list-item>
          <text:p text:style-name="P41"><text:span text:style-name="Strong_20_Emphasis"><text:span text:style-name="T8">ifup eth0:</text:span></text:span><text:span text:style-name="T5"> Ative uma interface ‘eth0’.</text:span></text:p>
        </text:list-item>
        <text:list-item>
          <text:p text:style-name="P41"><text:span text:style-name="Strong_20_Emphasis"><text:span text:style-name="T8">ifdown eth0:</text:span></text:span><text:span text:style-name="T5"> Desabilite uma interface ‘eth0’.</text:span></text:p>
        </text:list-item>
        <text:list-item>
          <text:p text:style-name="P41"><text:span text:style-name="Strong_20_Emphasis"><text:span text:style-name="T8">ifconfig eth0 192.168.1.1 netmask 255.255.255.0:</text:span></text:span><text:span text:style-name="T5"> Configure um endereço IP.</text:span></text:p>
        </text:list-item>
        <text:list-item>
          <text:p text:style-name="P41"><text:span text:style-name="Strong_20_Emphasis"><text:span text:style-name="T8">ifconfig eth0 promisc:</text:span></text:span><text:span text:style-name="T5"> Configure ‘eth0’ modo comum para obter pacotes (sniffing).</text:span></text:p>
        </text:list-item>
        <text:list-item>
          <text:p text:style-name="P41"><text:span text:style-name="Strong_20_Emphasis"><text:span text:style-name="T8">dhclient eth0:</text:span></text:span><text:span text:style-name="T5"> Ative a interface ‘eth0’ em modo dhcp.</text:span></text:p>
        </text:list-item>
        <text:list-item>
          <text:p text:style-name="P41"><text:span text:style-name="Strong_20_Emphasis"><text:span text:style-name="T8">route -n:</text:span></text:span><text:span text:style-name="T5"> Mostre tabela de rota.</text:span></text:p>
        </text:list-item>
        <text:list-item>
          <text:p text:style-name="P41"><text:span text:style-name="Strong_20_Emphasis"><text:span text:style-name="T8">route add -net 0/0 gw IP_Gateway:</text:span></text:span><text:span text:style-name="T5"> Configure a entrada padrão.</text:span></text:p>
        </text:list-item>
        <text:list-item>
          <text:p text:style-name="P41"><text:span text:style-name="Strong_20_Emphasis"><text:span text:style-name="T8">route add -net 192.168.0.0 netmask 255.255.0.0 gw 192.168.1.1:</text:span></text:span><text:span text:style-name="T5"> Configure uma rota estática para encontrar a rede, ‘192.168.0.0/16’.</text:span></text:p>
        </text:list-item>
        <text:list-item>
          <text:p text:style-name="P41"><text:span text:style-name="Strong_20_Emphasis"><text:span text:style-name="T8">route del 0/0 gw IP_gateway:</text:span></text:span><text:span text:style-name="T5"> Remova a rota estática.</text:span></text:p>
        </text:list-item>
        <text:list-item>
          <text:p text:style-name="P41"><text:span text:style-name="Strong_20_Emphasis"><text:span text:style-name="T8">echo “1” &gt; /proc/sys/net/ipv4/ip_forward:</text:span></text:span><text:span text:style-name="T5"> Ative o ip de rota.</text:span></text:p>
        </text:list-item>
        <text:list-item>
          <text:p text:style-name="P41"><text:span text:style-name="Strong_20_Emphasis"><text:span text:style-name="T8">hostname:</text:span></text:span><text:span text:style-name="T5"> Exiba o nome do host do sistema.</text:span></text:p>
        </text:list-item>
        <text:list-item>
          <text:p text:style-name="P41"><text:span text:style-name="Strong_20_Emphasis"><text:span text:style-name="T8">host</text:span></text:span><text:span text:style-name="T5"> </text:span><text:span text:style-name="Strong_20_Emphasis"><text:span text:style-name="T8">example.com:</text:span></text:span><text:span text:style-name="T5"> Encontre o nome do host para resolver o nome de um IP (1).</text:span></text:p>
        </text:list-item>
        <text:list-item>
          <text:p text:style-name="P41"><text:span text:style-name="Strong_20_Emphasis"><text:span text:style-name="T8">nslookup</text:span></text:span><text:span text:style-name="T5"> </text:span><text:span text:style-name="Strong_20_Emphasis"><text:span text:style-name="T8">example.com:</text:span></text:span><text:span text:style-name="T5"> Encontre o nome do host para resolver o nome de um ip e vice-versa (2).</text:span></text:p>
        </text:list-item>
        <text:list-item>
          <text:p text:style-name="P41"><text:span text:style-name="Strong_20_Emphasis"><text:span text:style-name="T8">ip link show:</text:span></text:span><text:span text:style-name="T5"> Mostra o status de todas as interfaces.</text:span></text:p>
        </text:list-item>
        <text:list-item>
          <text:p text:style-name="P41"><text:span text:style-name="Strong_20_Emphasis"><text:span text:style-name="T8">mii-tool eth0:</text:span></text:span><text:span text:style-name="T5"> Mostar o status de ‘eth0’ link.</text:span></text:p>
        </text:list-item>
        <text:list-item>
          <text:p text:style-name="P41"><text:span text:style-name="Strong_20_Emphasis"><text:span text:style-name="T8">ethtool eth0:</text:span></text:span><text:span text:style-name="T5"> Exiba estatísticas da placa de rede ‘eth0’.</text:span></text:p>
        </text:list-item>
        <text:list-item>
          <text:p text:style-name="P41"><text:span text:style-name="Strong_20_Emphasis"><text:span text:style-name="T8">netstat -tup:</text:span></text:span><text:span text:style-name="T5"> Mostre todas as conexões de rede ativa e seu PID.</text:span></text:p>
        </text:list-item>
        <text:list-item>
          <text:p text:style-name="P41"><text:span text:style-name="Strong_20_Emphasis"><text:span text:style-name="T8">netstat -tupl:</text:span></text:span><text:span text:style-name="T5"> Mostre todos os ouvinte de rede de serviços sobre o sistema e seu PID.</text:span></text:p>
        </text:list-item>
        <text:list-item>
          <text:p text:style-name="P41"><text:span text:style-name="Strong_20_Emphasis"><text:span text:style-name="T8">tcpdump tcp port 80:</text:span></text:span><text:span text:style-name="T5"> Mostre todo o tráfego HTTP.</text:span></text:p>
        </text:list-item>
        <text:list-item>
          <text:p text:style-name="P41"><text:span text:style-name="Strong_20_Emphasis"><text:span text:style-name="T8">iwlist scan:</text:span></text:span><text:span text:style-name="T5"> Mostre as redes sem fio.</text:span></text:p>
        </text:list-item>
        <text:list-item>
          <text:p text:style-name="P41"><text:span text:style-name="Strong_20_Emphasis"><text:span text:style-name="T8">iwconfig eth1:</text:span></text:span><text:span text:style-name="T5"> Mostre a configuração de uma placa de rede sem fio.</text:span></text:p>
        </text:list-item>
        <text:list-item>
          <text:p text:style-name="P41"><text:span text:style-name="Strong_20_Emphasis"><text:span text:style-name="T8">whois</text:span></text:span><text:span text:style-name="T5"> </text:span><text:span text:style-name="Strong_20_Emphasis"><text:span text:style-name="T8">example.com:</text:span></text:span><text:span text:style-name="T5"> Pesquisa Base de dados Whois .</text:span></text:p>
        </text:list-item>
      </text:list>
      <text:p text:style-name="P5"/>
      <text:h text:style-name="P3" text:outline-level="3"><text:span text:style-name="Strong_20_Emphasis"><text:span text:style-name="T10">Redes Microsoft Windows (SAMBA)</text:span></text:span></text:h>
      <text:list xml:id="list1174638961" text:style-name="L29">
        <text:list-item>
          <text:p text:style-name="P42"><text:span text:style-name="Strong_20_Emphasis"><text:span text:style-name="T8">nbtscan ip_addr:</text:span></text:span><text:span text:style-name="T5"> resolução de nome de rede do BIOS.</text:span></text:p>
        </text:list-item>
        <text:list-item>
          <text:p text:style-name="P42"><text:span text:style-name="Strong_20_Emphasis"><text:span text:style-name="T8">nmblookup -A ip_addr:</text:span></text:span><text:span text:style-name="T5"> resolução de nome de rede do BIOS.</text:span></text:p>
        </text:list-item>
        <text:list-item>
          <text:p text:style-name="P42"><text:span text:style-name="Strong_20_Emphasis"><text:span text:style-name="T8">smbclient -L ip_addr/hostname:</text:span></text:span><text:span text:style-name="T5"> Visualizar compartilhamentos remotos de um host windows.</text:span></text:p>
        </text:list-item>
      </text:list>
      <text:p text:style-name="P5"/>
      <text:h text:style-name="P3" text:outline-level="3"><text:span text:style-name="Strong_20_Emphasis"><text:span text:style-name="T10">Firewall (iptables)</text:span></text:span></text:h>
      <text:list xml:id="list4275152705" text:style-name="L30">
        <text:list-item>
          <text:p text:style-name="P43"><text:span text:style-name="Strong_20_Emphasis"><text:span text:style-name="T8">iptables -t filter -L:</text:span></text:span><text:span text:style-name="T5"> Mostre todas as correntes na tabela de filtro.</text:span></text:p>
        </text:list-item>
        <text:list-item>
          <text:p text:style-name="P43"><text:span text:style-name="Strong_20_Emphasis"><text:span text:style-name="T8">iptables -t nat -L:</text:span></text:span><text:span text:style-name="T5"> Mostre todas as correntes da tabela nat.</text:span></text:p>
        </text:list-item>
        <text:list-item>
          <text:p text:style-name="P43"><text:span text:style-name="Strong_20_Emphasis"><text:span text:style-name="T8">iptables -t filter -F:</text:span></text:span><text:span text:style-name="T5"> Limpe todas as regras da tabela de filtro.</text:span></text:p>
        </text:list-item>
        <text:list-item>
          <text:p text:style-name="P43"><text:span text:style-name="Strong_20_Emphasis"><text:span text:style-name="T8">iptables -t nat -F:</text:span></text:span><text:span text:style-name="T5"> Limpe todas as regras da tabela nat.</text:span></text:p>
        </text:list-item>
        <text:list-item>
          <text:p text:style-name="P43"><text:span text:style-name="Strong_20_Emphasis"><text:span text:style-name="T8">iptables -t filter -X:</text:span></text:span><text:span text:style-name="T5"> exclua qualquer cadeia criados pelo usuário.</text:span></text:p>
        </text:list-item>
        <text:list-item>
          <text:p text:style-name="P43"><text:span text:style-name="Strong_20_Emphasis"><text:span text:style-name="T8">iptables -t filter -A INPUT -p tcp –dport telnet -j ACCEPT:</text:span></text:span><text:span text:style-name="T5"> permita conexões telnet de entrar.</text:span></text:p>
        </text:list-item>
        <text:list-item>
          <text:p text:style-name="P43"><text:soft-page-break/><text:span text:style-name="Strong_20_Emphasis"><text:span text:style-name="T8">iptables -t filter -A OUTPUT -p tcp –dport http -j DROP:</text:span></text:span><text:span text:style-name="T5"> bloquear conexões HTTP de saída.</text:span></text:p>
        </text:list-item>
        <text:list-item>
          <text:p text:style-name="P43"><text:span text:style-name="Strong_20_Emphasis"><text:span text:style-name="T8">iptables -t filter -A FORWARD -p tcp –dport pop3 -j ACCEPT:</text:span></text:span><text:span text:style-name="T5"> permitindo conexões POP para uma cadeia de frente.</text:span></text:p>
        </text:list-item>
        <text:list-item>
          <text:p text:style-name="P43"><text:span text:style-name="Strong_20_Emphasis"><text:span text:style-name="T8">iptables -t filter -A INPUT -j LOG –log-prefix “DROP INPUT”:</text:span></text:span><text:span text:style-name="T5"> registrando uma sequência de entrada.</text:span></text:p>
        </text:list-item>
        <text:list-item>
          <text:p text:style-name="P43"><text:span text:style-name="Strong_20_Emphasis"><text:span text:style-name="T8">iptables -t nat -A POSTROUTING -o eth0 -j MASQUERADE:</text:span></text:span><text:span text:style-name="T5"> Configure uma PAT (conversão de endereços de porta) na eth0, escondendo os pacotes de saída de coação.</text:span></text:p>
        </text:list-item>
        <text:list-item>
          <text:p text:style-name="P43"><text:span text:style-name="Strong_20_Emphasis"><text:span text:style-name="T8">iptables -t nat -A PREROUTING -d 192.168.0.1 -p tcp -m tcp –dport 22 -j DNAT –to-destination 10.0.0.2</text:span></text:span></text:p>
        </text:list-item>
      </text:list>
      <text:p text:style-name="P5"/>
      <text:h text:style-name="P3" text:outline-level="3"><text:span text:style-name="Strong_20_Emphasis"><text:span text:style-name="T10">Monitoramento e depuração</text:span></text:span></text:h>
      <text:list xml:id="list3955189913" text:style-name="L31">
        <text:list-item>
          <text:p text:style-name="P44"><text:span text:style-name="Strong_20_Emphasis"><text:span text:style-name="T8">top:</text:span></text:span><text:span text:style-name="T5"> Exiba tarefas linux usando mais cpu.</text:span></text:p>
        </text:list-item>
        <text:list-item>
          <text:p text:style-name="P44"><text:span text:style-name="Strong_20_Emphasis"><text:span text:style-name="T8">ps -eafw:</text:span></text:span><text:span text:style-name="T5"> Exibe as tarefas do Linux.</text:span></text:p>
        </text:list-item>
        <text:list-item>
          <text:p text:style-name="P44"><text:span text:style-name="Strong_20_Emphasis"><text:span text:style-name="T8">ps -e -o pid,args –forest:</text:span></text:span><text:span text:style-name="T5"> Exibe as tarefas do Linux de forma hierárquica.</text:span></text:p>
        </text:list-item>
        <text:list-item>
          <text:p text:style-name="P44"><text:span text:style-name="Strong_20_Emphasis"><text:span text:style-name="T8">pstree:</text:span></text:span><text:span text:style-name="T5"> Mostre uma árvore de processos do sistema.</text:span></text:p>
        </text:list-item>
        <text:list-item>
          <text:p text:style-name="P44"><text:span text:style-name="Strong_20_Emphasis"><text:span text:style-name="T8">kill -9 ID_Processo:</text:span></text:span><text:span text:style-name="T5"> forçar o encerramento de um processo e terminá-lo.</text:span></text:p>
        </text:list-item>
        <text:list-item>
          <text:p text:style-name="P44"><text:span text:style-name="Strong_20_Emphasis"><text:span text:style-name="T8">kill -1 ID_Processo:</text:span></text:span><text:span text:style-name="T5"> força um processo para recarregar a configuração.</text:span></text:p>
        </text:list-item>
        <text:list-item>
          <text:p text:style-name="P44"><text:span text:style-name="Strong_20_Emphasis"><text:span text:style-name="T8">lsof -p $$:</text:span></text:span><text:span text:style-name="T5"> Exiba uma lista de arquivos abertos por processos.</text:span></text:p>
        </text:list-item>
        <text:list-item>
          <text:p text:style-name="P44"><text:span text:style-name="Strong_20_Emphasis"><text:span text:style-name="T8">lsof /home/user1:</text:span></text:span><text:span text:style-name="T5"> Exibe uma lista de arquivos abertos em um determinado caminho do sistema.</text:span></text:p>
        </text:list-item>
        <text:list-item>
          <text:p text:style-name="P44"><text:span text:style-name="Strong_20_Emphasis"><text:span text:style-name="T8">strace -c ls &gt;/dev/null:</text:span></text:span><text:span text:style-name="T5"> Mostre o sistema de chamadas feitas e recebidas por um processo.</text:span></text:p>
        </text:list-item>
        <text:list-item>
          <text:p text:style-name="P44"><text:span text:style-name="Strong_20_Emphasis"><text:span text:style-name="T8">strace -f -e open ls &gt;/dev/null:</text:span></text:span><text:span text:style-name="T5"> Visualizar chamadas para a biblioteca.</text:span></text:p>
        </text:list-item>
        <text:list-item>
          <text:p text:style-name="P44"><text:span text:style-name="Strong_20_Emphasis"><text:span text:style-name="T8">watch -n1 ‘cat /proc/interrupts’:</text:span></text:span><text:span text:style-name="T5"> Mostre interrupções em tempo real.</text:span></text:p>
        </text:list-item>
        <text:list-item>
          <text:p text:style-name="P44"><text:span text:style-name="Strong_20_Emphasis"><text:span text:style-name="T8">last reboot:</text:span></text:span><text:span text:style-name="T5"> Reinicialização de história do programa.</text:span></text:p>
        </text:list-item>
        <text:list-item>
          <text:p text:style-name="P44"><text:span text:style-name="Strong_20_Emphasis"><text:span text:style-name="T8">lsmod:</text:span></text:span><text:span text:style-name="T5"> Exiba o kernel carregado.</text:span></text:p>
        </text:list-item>
        <text:list-item>
          <text:p text:style-name="P44"><text:span text:style-name="Strong_20_Emphasis"><text:span text:style-name="T8">free -m:</text:span></text:span><text:span text:style-name="T5"> Exibe o status da RAM em megabytes.</text:span></text:p>
        </text:list-item>
        <text:list-item>
          <text:p text:style-name="P44"><text:span text:style-name="Strong_20_Emphasis"><text:span text:style-name="T8">smartctl -A /dev/hda:</text:span></text:span><text:span text:style-name="T5"> Monitore a confiabilidade de um disco rígido através do SMART.</text:span></text:p>
        </text:list-item>
        <text:list-item>
          <text:p text:style-name="P44"><text:span text:style-name="Strong_20_Emphasis"><text:span text:style-name="T8">smartctl -i /dev/hda:</text:span></text:span><text:span text:style-name="T5"> Verifique se o SMART está habilitado em um disco rígido.</text:span></text:p>
        </text:list-item>
        <text:list-item>
          <text:p text:style-name="P44"><text:span text:style-name="Strong_20_Emphasis"><text:span text:style-name="T8">tail /var/log/dmesg:</text:span></text:span><text:span text:style-name="T5"> Mostre os eventos inerentes no processo de carregar o kernel.</text:span></text:p>
        </text:list-item>
        <text:list-item>
          <text:p text:style-name="P44"><text:span text:style-name="Strong_20_Emphasis"><text:span text:style-name="T8">tail /var/log/messages:</text:span></text:span><text:span text:style-name="T5"> Mostre eventos de sistema.</text:span></text:p>
        </text:list-item>
      </text:list>
      <text:p text:style-name="P5"/>
      <text:h text:style-name="P1" text:outline-level="2"><text:span text:style-name="Strong_20_Emphasis"><text:span text:style-name="T10">Dicas e Comandos úteis</text:span></text:span></text:h>
      <text:list xml:id="list806417621" text:style-name="L32">
        <text:list-item>
          <text:p text:style-name="P45"><text:span text:style-name="Strong_20_Emphasis"><text:span text:style-name="T8">apropos …keyword:</text:span></text:span><text:span text:style-name="T5"> exibir uma lista de comandos que pertencem às palavras-chave de um programa; Eles são úteis quando você sabe o que faz o seu programa, mas sconoces o nome do comando.</text:span></text:p>
        </text:list-item>
        <text:list-item>
          <text:p text:style-name="P45"><text:span text:style-name="Strong_20_Emphasis"><text:span text:style-name="T8">man ping:</text:span></text:span><text:span text:style-name="T5"> exibir as páginas de manual on-line; por exemplo, um comando ping, use a opção ‘-k’ para encontrar qualquer comandos relacionados.</text:span></text:p>
        </text:list-item>
        <text:list-item>
          <text:p text:style-name="P45"><text:span text:style-name="Strong_20_Emphasis"><text:span text:style-name="T8">whatis …keyword:</text:span></text:span><text:span text:style-name="T5"> Exibe a descrição do que o programa faz.</text:span></text:p>
        </text:list-item>
        <text:list-item>
          <text:p text:style-name="P45"><text:span text:style-name="Strong_20_Emphasis"><text:span text:style-name="T8">mkbootdisk –device /dev/fd0 </text:span></text:span><text:span text:style-name="Strong_20_Emphasis"><text:span text:style-name="Source_20_Text"><text:span text:style-name="T9">uname -r</text:span></text:span></text:span><text:span text:style-name="Strong_20_Emphasis"><text:span text:style-name="T8">:</text:span></text:span><text:span text:style-name="T5"> Crie um disquete boteable.</text:span></text:p>
        </text:list-item>
        <text:list-item>
          <text:p text:style-name="P45"><text:span text:style-name="Strong_20_Emphasis"><text:span text:style-name="T8">gpg -c file1:</text:span></text:span><text:span text:style-name="T5"> codifica um arquivo com o guarda de segurança do GNU.</text:span></text:p>
        </text:list-item>
        <text:list-item>
          <text:p text:style-name="P45"><text:soft-page-break/><text:span text:style-name="Strong_20_Emphasis"><text:span text:style-name="T8">gpg file1.gpg:</text:span></text:span><text:span text:style-name="T5"> decodificar um arquivo com o guarda de segurança do GNInformações do sistema LinuxU.</text:span></text:p>
        </text:list-item>
        <text:list-item>
          <text:p text:style-name="P45"><text:span text:style-name="Strong_20_Emphasis"><text:span text:style-name="T8">wget -r</text:span></text:span><text:span text:style-name="T5"> </text:span><text:span text:style-name="Strong_20_Emphasis"><text:span text:style-name="T8">example.com:</text:span></text:span><text:span text:style-name="T5"> Baixe um site inteiro.</text:span></text:p>
        </text:list-item>
        <text:list-item>
          <text:p text:style-name="P45"><text:span text:style-name="Strong_20_Emphasis"><text:span text:style-name="T8">wget -c</text:span></text:span><text:span text:style-name="T5"> </text:span><text:span text:style-name="Strong_20_Emphasis"><text:span text:style-name="T8">example.com/file.iso:</text:span></text:span><text:span text:style-name="T5"> Baixe um arquivo com a possibilidade de parar o download e retomar mais tarde.</text:span></text:p>
        </text:list-item>
        <text:list-item>
          <text:p text:style-name="P45"><text:span text:style-name="Strong_20_Emphasis"><text:span text:style-name="T8">echo ‘wget -c</text:span></text:span><text:span text:style-name="T5"> </text:span><text:span text:style-name="Strong_20_Emphasis"><text:span text:style-name="T8">example.com/files.iso‘ | at 09:</text:span></text:span><text:span text:style-name="T5"> 00</text:span></text:p>
        </text:list-item>
        <text:list-item>
          <text:p text:style-name="P45"><text:span text:style-name="Strong_20_Emphasis"><text:span text:style-name="T8">ldd /usr/bin/ssh:</text:span></text:span><text:span text:style-name="T5"> Mostrar compartilhada bibliotecas exigirem pelo ssh programa.</text:span></text:p>
        </text:list-item>
        <text:list-item>
          <text:p text:style-name="P45"><text:span text:style-name="Strong_20_Emphasis"><text:span text:style-name="T8">alias hh=’history’:</text:span></text:span><text:span text:style-name="T5"> Coloque um alias para um comando – hh = história.</text:span></text:p>
        </text:list-item>
        <text:list-item>
          <text:p text:style-name="P45"><text:span text:style-name="Strong_20_Emphasis"><text:span text:style-name="T8">chsh:</text:span></text:span><text:span text:style-name="T5"> Mude o Shell de comando.</text:span></text:p>
        </text:list-item>
        <text:list-item>
          <text:p text:style-name="P45"><text:span text:style-name="Strong_20_Emphasis"><text:span text:style-name="T8">chsh –list-shells:</text:span></text:span><text:span text:style-name="T5"> É um comando adequado para descobrir se você tem controle remoto em outro terminal.</text:span></text:p>
        </text:list-item>
        <text:list-item>
          <text:p text:style-name="P45"><text:span text:style-name="Strong_20_Emphasis"><text:span text:style-name="T8">clear:</text:span></text:span><text:span text:style-name="T5"> Limpa a tela do terminal.</text:span></text:p>
        </text:list-item>
        <text:list-item>
          <text:p text:style-name="P45"><text:span text:style-name="Strong_20_Emphasis"><text:span text:style-name="T8">umcomando &gt; archivodesaida.txt 2&gt;&amp;1: </text:span></text:span><text:span text:style-name="T5">executa um comando e redirecionar saída para um arquivo, combinando neste ambos STDOUT e STDERR.</text:span></text:p>
        </text:list-item>
        <text:list-item>
          <text:p text:style-name="P45"><text:span text:style-name="Strong_20_Emphasis"><text:span text:style-name="T8">umcomando | archivodesaida.txt 2&gt; archivodeerros.txt:</text:span></text:span><text:span text:style-name="T5"> Executar um comando, você redirecionar a saída (STDOUT) para um arquivo e os erros (STDERR) para outro.</text:span></text:p>
        </text:list-item>
        <text:list-item>
          <text:p text:style-name="P45"><text:span text:style-name="Strong_20_Emphasis"><text:span text:style-name="T8">umcomando | tee arquivodesaida.txt:</text:span></text:span><text:span text:style-name="T5"> executa um comando, exibe a saída na tela e, simultaneamente, grava-lo em um arquiv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'Courier New', 'DejaVu Sans Mono', 'Bitstream Vera Sans Mono', monospace"/>
    <style:font-face style:name="Source Sans Pro" svg:font-family="'Source Sans Pro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3:14:52.933348373</meta:creation-date>
    <dc:date>2021-05-21T13:16:12.572130407</dc:date>
    <meta:editing-duration>PT1M21S</meta:editing-duration>
    <meta:editing-cycles>1</meta:editing-cycles>
    <meta:document-statistic meta:table-count="0" meta:image-count="0" meta:object-count="0" meta:page-count="17" meta:paragraph-count="460" meta:word-count="6032" meta:character-count="35348" meta:non-whitespace-character-count="30195"/>
    <meta:generator>LibreOffice/6.4.7.2$Linux_X86_64 LibreOffice_project/40$Build-2</meta:generator>
  </office:meta>
</office:document-meta>
</file>